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1" svg:font-family="Helvetica" style:font-family-generic="swiss"/>
    <style:font-face style:name="Helvetica2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Default">
      <style:paragraph-properties fo:line-height="115%"/>
      <style:text-properties officeooo:paragraph-rsid="00140bbd"/>
    </style:style>
    <style:style style:name="P2" style:family="paragraph" style:parent-style-name="Default">
      <style:paragraph-properties fo:line-height="115%"/>
      <style:text-properties officeooo:paragraph-rsid="002075ba"/>
    </style:style>
    <style:style style:name="P3" style:family="paragraph" style:parent-style-name="Default">
      <style:paragraph-properties fo:line-height="115%"/>
      <style:text-properties officeooo:paragraph-rsid="0020a2b5"/>
    </style:style>
    <style:style style:name="P4" style:family="paragraph" style:parent-style-name="Standard">
      <style:paragraph-properties fo:line-height="115%"/>
      <style:text-properties style:font-name="Helvetica1" fo:font-size="10pt" officeooo:paragraph-rsid="00140bbd" style:font-size-asian="10pt" style:font-size-complex="10pt"/>
    </style:style>
    <style:style style:name="P5" style:family="paragraph" style:parent-style-name="Standard">
      <style:paragraph-properties fo:line-height="115%"/>
      <style:text-properties style:font-name="Helvetica1" fo:font-size="10pt" officeooo:paragraph-rsid="002075ba" style:font-size-asian="10pt" style:font-size-complex="10pt"/>
    </style:style>
    <style:style style:name="P6" style:family="paragraph" style:parent-style-name="Standard">
      <style:paragraph-properties fo:line-height="115%"/>
      <style:text-properties style:font-name="Helvetica1" fo:font-size="10pt" officeooo:paragraph-rsid="0020a2b5" style:font-size-asian="10pt" style:font-size-complex="10pt"/>
    </style:style>
    <style:style style:name="P7" style:family="paragraph" style:parent-style-name="Default">
      <style:paragraph-properties fo:margin-left="0.5in" fo:text-indent="-0.25in" style:auto-text-indent="false"/>
      <style:text-properties officeooo:paragraph-rsid="00200931"/>
    </style:style>
    <style:style style:name="P8" style:family="paragraph" style:parent-style-name="Default">
      <style:paragraph-properties fo:margin-left="0.5in" fo:text-indent="-0.25in" style:auto-text-indent="false"/>
      <style:text-properties officeooo:paragraph-rsid="001e92d3"/>
    </style:style>
    <style:style style:name="P9" style:family="paragraph" style:parent-style-name="Default">
      <style:paragraph-properties fo:margin-left="0.5in" fo:text-indent="-0.25in" style:auto-text-indent="false"/>
      <style:text-properties officeooo:paragraph-rsid="00140bbd"/>
    </style:style>
    <style:style style:name="P10" style:family="paragraph" style:parent-style-name="Default">
      <style:paragraph-properties fo:margin-left="0.5in" fo:text-indent="-0.25in" style:auto-text-indent="false"/>
      <style:text-properties style:text-underline-style="none" fo:font-weight="normal" officeooo:paragraph-rsid="002494a7" style:font-weight-asian="normal" style:font-weight-complex="normal"/>
    </style:style>
    <style:style style:name="P11" style:family="paragraph" style:parent-style-name="Default">
      <style:paragraph-properties fo:margin-left="0.5in" fo:text-indent="-0.25in" style:auto-text-indent="false"/>
      <style:text-properties officeooo:paragraph-rsid="0023840b"/>
    </style:style>
    <style:style style:name="P12" style:family="paragraph" style:parent-style-name="Default">
      <style:paragraph-properties fo:margin-left="0.5in" fo:text-indent="-0.25in" style:auto-text-indent="false"/>
      <style:text-properties officeooo:paragraph-rsid="00246ba6"/>
    </style:style>
    <style:style style:name="P13" style:family="paragraph" style:parent-style-name="Default">
      <style:paragraph-properties fo:text-align="center" style:justify-single-word="false"/>
    </style:style>
    <style:style style:name="P14" style:family="paragraph" style:parent-style-name="Default">
      <style:paragraph-properties fo:line-height="115%"/>
    </style:style>
    <style:style style:name="P15" style:family="paragraph" style:parent-style-name="Default">
      <style:paragraph-properties fo:line-height="115%" fo:text-indent="0.25in" style:auto-text-indent="false"/>
    </style:style>
    <style:style style:name="P16" style:family="paragraph" style:parent-style-name="Default">
      <style:paragraph-properties fo:line-height="115%" fo:text-indent="0.5in" style:auto-text-indent="false"/>
    </style:style>
    <style:style style:name="P17" style:family="paragraph" style:parent-style-name="Default" style:list-style-name="WWNum9">
      <style:paragraph-properties fo:line-height="115%"/>
    </style:style>
    <style:style style:name="P18" style:family="paragraph" style:parent-style-name="Default">
      <style:paragraph-properties fo:margin-left="0.25in" fo:line-height="115%"/>
    </style:style>
    <style:style style:name="P19" style:family="paragraph" style:parent-style-name="Default">
      <style:paragraph-properties fo:margin-left="0.25in" fo:margin-top="0in" fo:margin-bottom="0.139in" style:contextual-spacing="false" fo:line-height="115%"/>
    </style:style>
    <style:style style:name="P20" style:family="paragraph" style:parent-style-name="Default" style:list-style-name="WWNum12">
      <style:paragraph-properties fo:line-height="115%"/>
    </style:style>
    <style:style style:name="P21" style:family="paragraph" style:parent-style-name="Default">
      <style:paragraph-properties fo:line-height="115%" fo:text-indent="0.25in" style:auto-text-indent="false"/>
      <style:text-properties officeooo:paragraph-rsid="0020a2b5"/>
    </style:style>
    <style:style style:name="P22" style:family="paragraph" style:parent-style-name="Default">
      <style:paragraph-properties fo:line-height="115%"/>
      <style:text-properties officeooo:paragraph-rsid="0020a2b5"/>
    </style:style>
    <style:style style:name="P23" style:family="paragraph" style:parent-style-name="Default" style:list-style-name="WWNum7">
      <style:paragraph-properties fo:line-height="115%"/>
    </style:style>
    <style:style style:name="P24" style:family="paragraph" style:parent-style-name="Default">
      <style:paragraph-properties fo:line-height="115%" fo:text-indent="0.3083in" style:auto-text-indent="false"/>
    </style:style>
    <style:style style:name="P25" style:family="paragraph" style:parent-style-name="Default">
      <style:paragraph-properties fo:line-height="115%"/>
      <style:text-properties officeooo:paragraph-rsid="0023840b"/>
    </style:style>
    <style:style style:name="P26" style:family="paragraph" style:parent-style-name="Default">
      <style:paragraph-properties fo:line-height="115%"/>
      <style:text-properties officeooo:paragraph-rsid="00246ba6"/>
    </style:style>
    <style:style style:name="P27" style:family="paragraph" style:parent-style-name="Default">
      <style:paragraph-properties fo:margin-left="0.5in" fo:line-height="115%"/>
    </style:style>
    <style:style style:name="P28" style:family="paragraph" style:parent-style-name="Default">
      <style:paragraph-properties fo:line-height="115%"/>
      <style:text-properties officeooo:paragraph-rsid="002494a7"/>
    </style:style>
    <style:style style:name="P29" style:family="paragraph" style:parent-style-name="Default" style:list-style-name="WWNum22">
      <style:paragraph-properties fo:line-height="115%"/>
      <style:text-properties officeooo:paragraph-rsid="0022666b"/>
    </style:style>
    <style:style style:name="P30" style:family="paragraph" style:parent-style-name="Default" style:list-style-name="WWNum22">
      <style:paragraph-properties fo:line-height="115%"/>
      <style:text-properties officeooo:paragraph-rsid="0016e57d"/>
    </style:style>
    <style:style style:name="P31" style:family="paragraph" style:parent-style-name="Default" style:list-style-name="WWNum22">
      <style:paragraph-properties fo:line-height="115%"/>
    </style:style>
    <style:style style:name="P32" style:family="paragraph" style:parent-style-name="Default" style:list-style-name="WWNum19">
      <style:paragraph-properties fo:line-height="115%"/>
    </style:style>
    <style:style style:name="P33" style:family="paragraph" style:parent-style-name="Default" style:list-style-name="WWNum5">
      <style:paragraph-properties fo:line-height="115%"/>
    </style:style>
    <style:style style:name="P34" style:family="paragraph" style:parent-style-name="Default">
      <style:paragraph-properties fo:line-height="115%"/>
      <style:text-properties officeooo:paragraph-rsid="0026f32b"/>
    </style:style>
    <style:style style:name="P35" style:family="paragraph" style:parent-style-name="Default">
      <style:paragraph-properties fo:line-height="115%"/>
      <style:text-properties style:font-name="Helvetica" fo:font-size="10pt" fo:font-weight="bold" style:font-name-asian="Helvetica2" style:font-size-asian="10pt" style:font-weight-asian="bold" style:font-name-complex="Helvetica2" style:font-size-complex="10pt" style:font-weight-complex="bold"/>
    </style:style>
    <style:style style:name="P36" style:family="paragraph" style:parent-style-name="Default">
      <style:text-properties style:font-name="Helvetica" fo:font-size="10pt" fo:font-weight="bold" style:font-name-asian="Helvetica2" style:font-size-asian="10pt" style:font-weight-asian="bold" style:font-name-complex="Helvetica2" style:font-size-complex="10pt" style:font-weight-complex="bold"/>
    </style:style>
    <style:style style:name="P37" style:family="paragraph" style:parent-style-name="Default">
      <style:paragraph-properties fo:margin-left="0.5in" fo:text-indent="-0.25in" style:auto-text-indent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38" style:family="paragraph" style:parent-style-name="Default">
      <style:paragraph-properties fo:line-height="115%"/>
      <style:text-properties style:font-name="Helvetica" fo:font-size="10pt" style:text-underline-style="solid" style:text-underline-width="auto" style:text-underline-color="font-color" style:font-name-asian="Helvetica2" style:font-size-asian="10pt" style:font-name-complex="Helvetica2" style:font-size-complex="10pt"/>
    </style:style>
    <style:style style:name="P39" style:family="paragraph" style:parent-style-name="Default">
      <style:paragraph-properties fo:margin-left="0.5in" fo:text-indent="-0.25in" style:auto-text-indent="false"/>
      <style:text-properties style:font-name="Helvetica" fo:font-size="10pt" style:text-underline-style="solid" style:text-underline-width="auto" style:text-underline-color="font-color" fo:font-weight="bold" style:font-name-asian="Helvetica2" style:font-size-asian="10pt" style:font-weight-asian="bold" style:font-name-complex="Helvetica2" style:font-size-complex="10pt" style:font-weight-complex="bold"/>
    </style:style>
    <style:style style:name="P40" style:family="paragraph" style:parent-style-name="Default">
      <style:paragraph-properties fo:line-height="115%"/>
      <style:text-properties style:font-name="Helvetica" fo:font-size="10pt" fo:font-style="italic" style:text-underline-style="solid" style:text-underline-width="auto" style:text-underline-color="font-color" style:font-size-asian="10pt" style:font-style-asian="italic" style:font-name-complex="Helvetica2" style:font-size-complex="10pt" style:font-style-complex="italic"/>
    </style:style>
    <style:style style:name="P41" style:family="paragraph" style:parent-style-name="Default">
      <style:paragraph-properties fo:margin-left="0.5in" fo:text-indent="-0.25in" style:auto-text-indent="false"/>
      <style:text-properties style:font-name="Helvetica" fo:font-size="10pt" style:font-name-asian="Helvetica2" style:font-size-asian="10pt" style:font-name-complex="Helvetica2" style:font-size-complex="10pt"/>
    </style:style>
    <style:style style:name="P42" style:family="paragraph" style:parent-style-name="Default" style:list-style-name="WWNum26">
      <style:text-properties style:font-name="Helvetica" fo:font-size="10pt" officeooo:rsid="002877bf" officeooo:paragraph-rsid="0026f32b" style:font-size-asian="10pt" style:font-size-complex="10pt"/>
    </style:style>
    <style:style style:name="P43" style:family="paragraph" style:parent-style-name="Default" style:list-style-name="WWNum4">
      <style:text-properties style:font-name="Helvetica" fo:font-size="10pt" style:text-underline-style="none" fo:font-weight="normal" officeooo:rsid="0026918b" officeooo:paragraph-rsid="0026918b" style:font-size-asian="10pt" style:font-weight-asian="normal" style:font-size-complex="10pt" style:font-weight-complex="normal"/>
    </style:style>
    <style:style style:name="P44" style:family="paragraph" style:parent-style-name="Default">
      <style:paragraph-properties fo:margin-left="0.5in" fo:line-height="115%"/>
      <style:text-properties style:font-name="Helvetica" fo:font-size="10pt" fo:language="de" fo:country="DE" style:font-size-asian="10pt" style:font-size-complex="10pt"/>
    </style:style>
    <style:style style:name="P45" style:family="paragraph" style:parent-style-name="Default">
      <style:paragraph-properties fo:line-height="115%"/>
      <style:text-properties style:font-name="Helvetica" fo:font-size="10pt" fo:language="de" fo:country="DE" style:font-size-asian="10pt" style:font-size-complex="10pt"/>
    </style:style>
    <style:style style:name="P46" style:family="paragraph" style:parent-style-name="Default">
      <style:paragraph-properties fo:margin-left="0.5in" fo:text-indent="-0.25in" style:auto-text-indent="false"/>
      <style:text-properties officeooo:paragraph-rsid="00236cbe"/>
    </style:style>
    <style:style style:name="P47" style:family="paragraph" style:parent-style-name="Default">
      <style:paragraph-properties fo:margin-left="0.5in" fo:text-indent="-0.25in" style:auto-text-indent="false"/>
    </style:style>
    <style:style style:name="P48" style:family="paragraph" style:parent-style-name="Default">
      <style:paragraph-properties fo:margin-left="0.5in" fo:text-indent="-0.2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9665in"/>
        </style:tab-stops>
      </style:paragraph-properties>
    </style:style>
    <style:style style:name="P49" style:family="paragraph" style:parent-style-name="Default">
      <style:paragraph-properties fo:margin-left="0.5in" fo:text-indent="-0.25in" style:auto-text-indent="false"/>
      <style:text-properties officeooo:paragraph-rsid="00246ba6"/>
    </style:style>
    <style:style style:name="P50" style:family="paragraph" style:parent-style-name="Default">
      <style:paragraph-properties fo:margin-left="0.5in" fo:text-indent="-0.25in" style:auto-text-indent="false"/>
      <style:text-properties officeooo:paragraph-rsid="002494a7"/>
    </style:style>
    <style:style style:name="P51" style:family="paragraph" style:parent-style-name="Default" style:list-style-name="WWNum26">
      <style:text-properties style:font-name="Helvetica1" fo:font-size="10pt" style:text-underline-style="none" fo:font-weight="normal" officeooo:paragraph-rsid="0022666b" style:font-size-asian="10pt" style:font-weight-asian="normal" style:font-size-complex="10pt" style:font-weight-complex="normal"/>
    </style:style>
    <style:style style:name="P52" style:family="paragraph" style:parent-style-name="Default" style:list-style-name="WWNum26">
      <style:text-properties style:font-name="Helvetica1" fo:font-size="10pt" style:text-underline-style="none" fo:font-weight="normal" officeooo:paragraph-rsid="0026f32b" style:font-size-asian="10pt" style:font-weight-asian="normal" style:font-size-complex="10pt" style:font-weight-complex="normal"/>
    </style:style>
    <style:style style:name="P53" style:family="paragraph" style:parent-style-name="Default" style:list-style-name="WWNum26">
      <style:text-properties style:font-name="Helvetica1" fo:font-size="10pt" style:text-underline-style="none" fo:font-weight="normal" officeooo:rsid="000db3e3" officeooo:paragraph-rsid="0026f32b" style:font-size-asian="10pt" style:font-weight-asian="normal" style:font-name-complex="Times New Roman1" style:font-size-complex="10pt" style:font-weight-complex="normal"/>
    </style:style>
    <style:style style:name="P54" style:family="paragraph" style:parent-style-name="Default">
      <style:text-properties style:font-name="Helvetica1" fo:font-size="10pt" style:text-underline-style="none" fo:font-weight="normal" officeooo:rsid="000db3e3" officeooo:paragraph-rsid="0026f32b" style:font-size-asian="10pt" style:font-weight-asian="normal" style:font-name-complex="Times New Roman1" style:font-size-complex="10pt" style:font-weight-complex="normal"/>
    </style:style>
    <style:style style:name="P55" style:family="paragraph" style:parent-style-name="Default" style:list-style-name="WWNum26">
      <style:text-properties style:font-name="Helvetica1" fo:font-size="10pt" style:text-underline-style="none" fo:font-weight="normal" officeooo:rsid="002877bf" officeooo:paragraph-rsid="002877bf" style:font-size-asian="10pt" style:font-weight-asian="normal" style:font-name-complex="Times New Roman1" style:font-size-complex="10pt" style:font-weight-complex="normal"/>
    </style:style>
    <style:style style:name="P56" style:family="paragraph" style:parent-style-name="Default" style:list-style-name="WWNum26">
      <style:text-properties style:font-name="Helvetica1" fo:font-size="10pt" style:text-underline-style="none" fo:font-weight="normal" officeooo:rsid="00291a90" officeooo:paragraph-rsid="00291a90" style:font-size-asian="10pt" style:font-weight-asian="normal" style:font-name-complex="Times New Roman1" style:font-size-complex="10pt" style:font-weight-complex="normal"/>
    </style:style>
    <style:style style:name="P57" style:family="paragraph" style:parent-style-name="Default" style:list-style-name="WWNum26">
      <style:text-properties style:font-name="Helvetica1" fo:font-size="10pt" officeooo:paragraph-rsid="0026f32b" style:font-size-asian="10pt" style:font-size-complex="10pt"/>
    </style:style>
    <style:style style:name="P58" style:family="paragraph" style:parent-style-name="Default" style:list-style-name="WWNum26">
      <style:text-properties style:font-name="Helvetica1" fo:font-size="10pt" officeooo:rsid="000db3e3" officeooo:paragraph-rsid="0026f32b" style:font-size-asian="10pt" style:font-size-complex="10pt"/>
    </style:style>
    <style:style style:name="P59" style:family="paragraph" style:parent-style-name="Default" style:list-style-name="WWNum26">
      <style:text-properties style:font-name="Helvetica1" fo:font-size="10pt" officeooo:paragraph-rsid="0026f32b" style:font-size-asian="10pt" style:font-name-complex="Times New Roman1" style:font-size-complex="10pt"/>
    </style:style>
    <style:style style:name="P60" style:family="paragraph" style:parent-style-name="Default" style:list-style-name="WWNum26">
      <style:text-properties style:font-name="Helvetica1" fo:font-size="10pt" officeooo:rsid="000db3e3" officeooo:paragraph-rsid="0026f32b" style:font-size-asian="10pt" style:font-name-complex="Times New Roman1" style:font-size-complex="10pt"/>
    </style:style>
    <style:style style:name="P61" style:family="paragraph" style:parent-style-name="Default" style:list-style-name="WWNum26">
      <style:text-properties style:font-name="Helvetica1" fo:font-size="10pt" fo:font-style="italic" style:text-underline-style="none" fo:font-weight="bold" officeooo:rsid="000db3e3" officeooo:paragraph-rsid="0026f32b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62" style:family="paragraph" style:parent-style-name="Default" style:list-style-name="WWNum26">
      <style:text-properties style:font-name="Helvetica1" fo:font-size="10pt" fo:font-style="normal" fo:font-weight="normal" officeooo:rsid="000fc740" officeooo:paragraph-rsid="0026f32b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63" style:family="paragraph" style:parent-style-name="Default" style:list-style-name="WWNum26">
      <style:text-properties style:font-name="Helvetica1" fo:font-size="10pt" fo:font-style="normal" fo:font-weight="normal" officeooo:rsid="002877bf" officeooo:paragraph-rsid="002877bf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64" style:family="paragraph" style:parent-style-name="Default">
      <style:text-properties style:font-name="Helvetica1" fo:font-size="10pt" fo:font-style="normal" fo:font-weight="normal" officeooo:rsid="002877bf" officeooo:paragraph-rsid="002877bf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65" style:family="paragraph" style:parent-style-name="Default" style:list-style-name="WWNum26">
      <style:text-properties style:font-name="Helvetica1" fo:font-size="10pt" fo:font-style="normal" fo:font-weight="normal" officeooo:rsid="000f0200" officeooo:paragraph-rsid="0026f32b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Default" style:list-style-name="WWNum26">
      <style:text-properties style:font-name="Helvetica1" fo:font-size="10pt" fo:font-style="normal" fo:font-weight="normal" officeooo:rsid="000f0200" officeooo:paragraph-rsid="002877bf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Default" style:list-style-name="WWNum26">
      <style:text-properties style:font-name="Helvetica1" fo:font-size="10pt" fo:font-style="normal" fo:font-weight="normal" officeooo:rsid="002877bf" officeooo:paragraph-rsid="002877bf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Default" style:list-style-name="WWNum4"/>
    <style:style style:name="P69" style:family="paragraph" style:parent-style-name="Default" style:list-style-name="WWNum4">
      <style:text-properties officeooo:paragraph-rsid="0026918b"/>
    </style:style>
    <style:style style:name="P70" style:family="paragraph" style:parent-style-name="Default" style:list-style-name="WWNum4">
      <style:text-properties officeooo:paragraph-rsid="0016e57d"/>
    </style:style>
    <style:style style:name="P71" style:family="paragraph" style:parent-style-name="Default" style:list-style-name="WWNum4">
      <style:text-properties officeooo:paragraph-rsid="002877bf"/>
    </style:style>
    <style:style style:name="P72" style:family="paragraph" style:parent-style-name="Default" style:list-style-name="WWNum4">
      <style:text-properties officeooo:paragraph-rsid="00291a90"/>
    </style:style>
    <style:style style:name="P73" style:family="paragraph" style:parent-style-name="Default" style:list-style-name="WWNum4">
      <style:text-properties style:text-underline-style="none" fo:font-weight="normal" officeooo:paragraph-rsid="0016e57d" style:font-weight-asian="normal" style:font-weight-complex="normal"/>
    </style:style>
    <style:style style:name="P74" style:family="paragraph" style:parent-style-name="Default" style:list-style-name="WWNum4">
      <style:text-properties style:text-underline-style="none" fo:font-weight="normal" officeooo:paragraph-rsid="002494a7" style:font-weight-asian="normal" style:font-weight-complex="normal"/>
    </style:style>
    <style:style style:name="P75" style:family="paragraph" style:parent-style-name="Default" style:list-style-name="WWNum4">
      <style:text-properties style:text-underline-style="none" fo:font-weight="normal" officeooo:rsid="002877bf" officeooo:paragraph-rsid="00291a90" style:font-weight-asian="normal" style:font-weight-complex="normal"/>
    </style:style>
    <style:style style:name="P76" style:family="paragraph" style:parent-style-name="Default">
      <style:paragraph-properties fo:margin-left="0.5in" fo:text-indent="-0.25in" style:auto-text-indent="false"/>
      <style:text-properties style:font-name="Courier New" style:text-underline-style="solid" style:text-underline-width="auto" style:text-underline-color="font-color" fo:font-weight="bold" style:font-name-asian="Courier New1" style:font-weight-asian="bold" style:font-name-complex="Courier New1" style:font-weight-complex="bold"/>
    </style:style>
    <style:style style:name="P77" style:family="paragraph" style:parent-style-name="Default">
      <style:text-properties fo:font-weight="bold" style:font-weight-asian="bold" style:font-weight-complex="bold"/>
    </style:style>
    <style:style style:name="P78" style:family="paragraph" style:parent-style-name="Default">
      <style:paragraph-properties fo:margin-left="0.5in" fo:text-indent="-0.25in" style:auto-text-indent="false"/>
      <style:text-properties officeooo:paragraph-rsid="0026f32b"/>
    </style:style>
    <style:style style:name="P79" style:family="paragraph" style:parent-style-name="Default">
      <style:paragraph-properties fo:line-height="115%"/>
      <style:text-properties officeooo:rsid="0026f32b" officeooo:paragraph-rsid="0026f32b"/>
    </style:style>
    <style:style style:name="P80" style:family="paragraph" style:parent-style-name="Standard">
      <style:paragraph-properties fo:line-height="115%"/>
      <style:text-properties officeooo:paragraph-rsid="00246ba6"/>
    </style:style>
    <style:style style:name="P81" style:family="paragraph" style:parent-style-name="Standard">
      <style:paragraph-properties fo:line-height="115%"/>
      <style:text-properties style:font-name="Helvetica1" fo:font-size="10pt" officeooo:paragraph-rsid="0026f32b" style:font-size-asian="10pt" style:font-size-complex="10pt"/>
    </style:style>
    <style:style style:name="T1" style:family="text">
      <style:text-properties fo:color="#005493" loext:opacity="100%" style:font-name="Helvetica" fo:font-size="10pt" style:font-size-asian="10pt" style:font-size-complex="10pt"/>
    </style:style>
    <style:style style:name="T2" style:family="text">
      <style:text-properties fo:color="#005493" loext:opacity="100%" style:font-name="Helvetica" fo:font-size="10pt" style:font-name-asian="Helvetica2" style:font-size-asian="10pt" style:font-name-complex="Helvetica2" style:font-size-complex="10pt"/>
    </style:style>
    <style:style style:name="T3" style:family="text">
      <style:text-properties style:font-name="Helvetica"/>
    </style:style>
    <style:style style:name="T4" style:family="text">
      <style:text-properties style:font-name="Helvetica" fo:font-size="10pt" style:font-size-asian="10pt" style:font-size-complex="10pt"/>
    </style:style>
    <style:style style:name="T5" style:family="text">
      <style:text-properties style:font-name="Helvetica" fo:font-size="10pt" officeooo:rsid="0016e57d" style:font-size-asian="10pt" style:font-size-complex="10pt"/>
    </style:style>
    <style:style style:name="T6" style:family="text">
      <style:text-properties style:font-name="Helvetica" fo:font-size="10pt" officeooo:rsid="0020a2b5" style:font-size-asian="10pt" style:font-size-complex="10pt"/>
    </style:style>
    <style:style style:name="T7" style:family="text">
      <style:text-properties style:font-name="Helvetica" fo:font-size="10pt" officeooo:rsid="0023840b" style:font-size-asian="10pt" style:font-size-complex="10pt"/>
    </style:style>
    <style:style style:name="T8" style:family="text">
      <style:text-properties style:font-name="Helvetica" fo:font-size="10pt" officeooo:rsid="00246ba6" style:font-size-asian="10pt" style:font-size-complex="10pt"/>
    </style:style>
    <style:style style:name="T9" style:family="text">
      <style:text-properties style:font-name="Helvetica" fo:font-size="10pt" officeooo:rsid="002494a7" style:font-size-asian="10pt" style:font-size-complex="10pt"/>
    </style:style>
    <style:style style:name="T10" style:family="text">
      <style:text-properties style:font-name="Helvetica" fo:font-size="10pt" officeooo:rsid="0026918b" style:font-size-asian="10pt" style:font-size-complex="10pt"/>
    </style:style>
    <style:style style:name="T11" style:family="text">
      <style:text-properties style:font-name="Helvetica" fo:font-size="10pt" officeooo:rsid="002877bf" style:font-size-asian="10pt" style:font-size-complex="10pt"/>
    </style:style>
    <style:style style:name="T12" style:family="text">
      <style:text-properties style:font-name="Helvetica" fo:font-size="10pt" officeooo:rsid="00291a90" style:font-size-asian="10pt" style:font-size-complex="10pt"/>
    </style:style>
    <style:style style:name="T13" style:family="text">
      <style:text-properties style:font-name="Helvetica" fo:font-size="10pt" fo:language="de" fo:country="DE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4" style:family="text">
      <style:text-properties style:font-name="Helvetica" fo:font-size="10pt" fo:language="de" fo:country="DE" fo:font-weight="bold" style:font-size-asian="10pt" style:font-weight-asian="bold" style:font-size-complex="10pt" style:font-weight-complex="bold"/>
    </style:style>
    <style:style style:name="T15" style:family="text">
      <style:text-properties style:font-name="Helvetica" fo:font-size="10pt" fo:language="de" fo:country="DE" style:font-size-asian="10pt" style:font-size-complex="10pt"/>
    </style:style>
    <style:style style:name="T16" style:family="text">
      <style:text-properties style:font-name="Helvetica" fo:font-size="10pt" fo:language="de" fo:country="DE" fo:font-style="italic" style:font-size-asian="10pt" style:font-style-asian="italic" style:font-size-complex="10pt" style:font-style-complex="italic"/>
    </style:style>
    <style:style style:name="T17" style:family="text">
      <style:text-properties style:font-name="Helvetica" fo:font-size="10pt" fo:language="de" fo:country="DE" fo:font-style="normal" style:font-size-asian="10pt" style:font-style-asian="normal" style:font-size-complex="10pt" style:font-style-complex="normal"/>
    </style:style>
    <style:style style:name="T18" style:family="text">
      <style:text-properties style:font-name="Helvetica" fo:font-size="10pt" fo:language="de" fo:country="DE" fo:font-style="normal" officeooo:rsid="0016e57d" style:font-size-asian="10pt" style:font-style-asian="normal" style:font-size-complex="10pt" style:font-style-complex="normal"/>
    </style:style>
    <style:style style:name="T19" style:family="text">
      <style:text-properties style:font-name="Helvetica" fo:font-size="10pt" fo:language="de" fo:country="DE" fo:font-style="normal" officeooo:rsid="0022666b" style:font-size-asian="10pt" style:font-style-asian="normal" style:font-size-complex="10pt" style:font-style-complex="normal"/>
    </style:style>
    <style:style style:name="T20" style:family="text">
      <style:text-properties style:font-name="Helvetica" fo:font-size="10pt" style:text-underline-style="solid" style:text-underline-width="auto" style:text-underline-color="font-color" fo:font-weight="bold" style:font-name-asian="Helvetica2" style:font-size-asian="10pt" style:font-weight-asian="bold" style:font-name-complex="Helvetica2" style:font-size-complex="10pt" style:font-weight-complex="bold"/>
    </style:style>
    <style:style style:name="T21" style:family="text">
      <style:text-properties style:font-name="Helvetic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2" style:family="text">
      <style:text-properties style:font-name="Helvetica" fo:font-size="10pt" style:text-underline-style="solid" style:text-underline-width="auto" style:text-underline-color="font-color" fo:font-weight="bold" officeooo:rsid="002494a7" style:font-size-asian="10pt" style:font-weight-asian="bold" style:font-size-complex="10pt" style:font-weight-complex="bold"/>
    </style:style>
    <style:style style:name="T23" style:family="text">
      <style:text-properties style:font-name="Helvetica" fo:font-size="10pt" style:text-underline-style="solid" style:text-underline-width="auto" style:text-underline-color="font-color" style:font-name-asian="Helvetica2" style:font-size-asian="10pt" style:font-name-complex="Helvetica2" style:font-size-complex="10pt"/>
    </style:style>
    <style:style style:name="T24" style:family="text">
      <style:text-properties style:font-name="Helvetica" fo:font-size="10pt" style:text-underline-style="solid" style:text-underline-width="auto" style:text-underline-color="font-color" style:font-size-asian="10pt" style:font-size-complex="10pt"/>
    </style:style>
    <style:style style:name="T25" style:family="text">
      <style:text-properties style:font-name="Helvetica" fo:font-size="10pt" style:font-name-asian="Helvetica2" style:font-size-asian="10pt" style:font-name-complex="Helvetica2" style:font-size-complex="10pt"/>
    </style:style>
    <style:style style:name="T26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27" style:family="text">
      <style:text-properties style:font-name="Helvetica" fo:font-size="10pt" fo:font-weight="bold" officeooo:rsid="0026f32b" style:font-size-asian="10pt" style:font-weight-asian="bold" style:font-size-complex="10pt" style:font-weight-complex="bold"/>
    </style:style>
    <style:style style:name="T28" style:family="text">
      <style:text-properties style:font-name="Helvetica" fo:font-size="10pt" fo:font-weight="bold" style:font-name-asian="Helvetica2" style:font-size-asian="10pt" style:font-weight-asian="bold" style:font-name-complex="Helvetica2" style:font-size-complex="10pt" style:font-weight-complex="bold"/>
    </style:style>
    <style:style style:name="T29" style:family="text">
      <style:text-properties style:font-name="Helvetica" fo:font-size="10pt" fo:font-style="italic" style:font-size-asian="10pt" style:font-style-asian="italic" style:font-size-complex="10pt" style:font-style-complex="italic"/>
    </style:style>
    <style:style style:name="T30" style:family="text">
      <style:text-properties style:font-name="Helvetica" fo:font-size="10pt" fo:font-style="italic" officeooo:rsid="0020a2b5" style:font-size-asian="10pt" style:font-style-asian="italic" style:font-size-complex="10pt" style:font-style-complex="italic"/>
    </style:style>
    <style:style style:name="T31" style:family="text">
      <style:text-properties style:font-name="Helvetica" fo:font-size="10pt" fo:font-style="italic" officeooo:rsid="0023840b" style:font-size-asian="10pt" style:font-style-asian="italic" style:font-size-complex="10pt" style:font-style-complex="italic"/>
    </style:style>
    <style:style style:name="T32" style:family="text">
      <style:text-properties style:font-name="Helvetica" fo:font-size="10pt" fo:font-style="italic" officeooo:rsid="00246ba6" style:font-size-asian="10pt" style:font-style-asian="italic" style:font-size-complex="10pt" style:font-style-complex="italic"/>
    </style:style>
    <style:style style:name="T33" style:family="text">
      <style:text-properties style:font-name="Helvetica" fo:font-size="10pt" fo:font-style="italic" officeooo:rsid="002494a7" style:font-size-asian="10pt" style:font-style-asian="italic" style:font-size-complex="10pt" style:font-style-complex="italic"/>
    </style:style>
    <style:style style:name="T34" style:family="text">
      <style:text-properties style:font-name="Helvetica" fo:font-size="10pt" fo:font-style="italic" style:font-size-asian="10pt" style:font-style-asian="italic" style:font-name-complex="Helvetica2" style:font-size-complex="10pt" style:font-style-complex="italic"/>
    </style:style>
    <style:style style:name="T35" style:family="text">
      <style:text-properties style:font-name="Helvetica" fo:font-size="10pt" fo:font-style="italic" officeooo:rsid="001e92d3" style:font-size-asian="10pt" style:font-style-asian="italic" style:font-name-complex="Helvetica2" style:font-size-complex="10pt" style:font-style-complex="italic"/>
    </style:style>
    <style:style style:name="T36" style:family="text">
      <style:text-properties style:font-name="Helvetica" fo:font-size="10pt" fo:font-style="italic" officeooo:rsid="00236cbe" style:font-size-asian="10pt" style:font-style-asian="italic" style:font-name-complex="Helvetica2" style:font-size-complex="10pt" style:font-style-complex="italic"/>
    </style:style>
    <style:style style:name="T37" style:family="text">
      <style:text-properties style:font-name="Helvetica" fo:font-size="10pt" fo:font-style="italic" style:font-name-asian="Helvetica2" style:font-size-asian="10pt" style:font-style-asian="italic" style:font-name-complex="Helvetica2" style:font-size-complex="10pt" style:font-style-complex="italic"/>
    </style:style>
    <style:style style:name="T38" style:family="text">
      <style:text-properties style:font-name="Helvetic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9" style:family="text">
      <style:text-properties style:font-name="Helvetica" fo:font-size="10pt" fo:font-style="italic" fo:font-weight="bold" style:font-name-asian="Helvetica2" style:font-size-asian="10pt" style:font-style-asian="italic" style:font-weight-asian="bold" style:font-name-complex="Helvetica2" style:font-size-complex="10pt" style:font-style-complex="italic" style:font-weight-complex="bold"/>
    </style:style>
    <style:style style:name="T40" style:family="text">
      <style:text-properties style:font-name="Helvetica" fo:font-size="10pt" fo:language="da" fo:country="DK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1" style:family="text">
      <style:text-properties style:font-name="Helvetica" fo:font-size="10pt" fo:language="da" fo:country="DK" style:text-underline-style="solid" style:text-underline-width="auto" style:text-underline-color="font-color" fo:font-weight="bold" officeooo:rsid="00200931" style:font-size-asian="10pt" style:font-weight-asian="bold" style:font-size-complex="10pt" style:font-weight-complex="bold"/>
    </style:style>
    <style:style style:name="T42" style:family="text">
      <style:text-properties style:font-name="Helvetica" fo:font-size="10pt" style:text-underline-style="none" style:font-size-asian="10pt" style:font-size-complex="10pt"/>
    </style:style>
    <style:style style:name="T43" style:family="text">
      <style:text-properties style:font-name="Helvetica" fo:font-size="10pt" style:text-underline-style="none" fo:font-weight="normal" officeooo:rsid="002494a7" style:font-size-asian="10pt" style:font-weight-asian="normal" style:font-size-complex="10pt" style:font-weight-complex="normal"/>
    </style:style>
    <style:style style:name="T44" style:family="text">
      <style:text-properties style:font-name="Helvetica" fo:font-size="10pt" style:text-underline-style="none" fo:font-weight="normal" officeooo:rsid="0026918b" style:font-size-asian="10pt" style:font-weight-asian="normal" style:font-size-complex="10pt" style:font-weight-complex="normal"/>
    </style:style>
    <style:style style:name="T45" style:family="text">
      <style:text-properties style:font-name="Helvetica" fo:font-size="10pt" style:text-underline-style="none" fo:font-weight="bold" style:font-size-asian="10pt" style:font-weight-asian="bold" style:font-size-complex="10pt" style:font-weight-complex="bold"/>
    </style:style>
    <style:style style:name="T46" style:family="text">
      <style:text-properties style:font-name="Helvetica" fo:font-size="10pt" fo:language="fr" fo:country="FR" fo:font-style="italic" style:font-size-asian="10pt" style:font-style-asian="italic" style:font-size-complex="10pt" style:font-style-complex="italic"/>
    </style:style>
    <style:style style:name="T47" style:family="text">
      <style:text-properties style:font-name="Helvetica" fo:font-size="10pt" fo:language="nl" fo:country="NL" fo:font-style="italic" style:font-size-asian="10pt" style:font-style-asian="italic" style:font-size-complex="10pt" style:font-style-complex="italic"/>
    </style:style>
    <style:style style:name="T48" style:family="text">
      <style:text-properties style:font-name="Helvetica" fo:font-size="10pt" fo:language="it" fo:country="IT" style:font-size-asian="10pt" style:font-size-complex="10pt"/>
    </style:style>
    <style:style style:name="T49" style:family="text">
      <style:text-properties style:font-name="Helvetica" fo:font-size="10pt" fo:font-style="normal" style:font-size-asian="10pt" style:font-style-asian="normal" style:font-size-complex="10pt" style:font-style-complex="normal"/>
    </style:style>
    <style:style style:name="T50" style:family="text">
      <style:text-properties style:font-name="Helvetica" fo:font-size="10pt" fo:font-style="normal" officeooo:rsid="0020a2b5" style:font-size-asian="10pt" style:font-style-asian="normal" style:font-size-complex="10pt" style:font-style-complex="normal"/>
    </style:style>
    <style:style style:name="T51" style:family="text">
      <style:text-properties style:font-name="Helvetica" fo:font-size="36pt" style:font-name-asian="Helvetica2" style:font-size-asian="36pt" style:font-name-complex="Helvetica2" style:font-size-complex="36pt"/>
    </style:style>
    <style:style style:name="T52" style:family="text">
      <style:text-properties style:font-name="Helvetica" fo:font-size="12pt" style:font-name-asian="Helvetica2" style:font-size-asian="12pt" style:font-name-complex="Helvetica2" style:font-size-complex="12pt"/>
    </style:style>
    <style:style style:name="T53" style:family="text">
      <style:text-properties style:font-name="Helvetica" fo:font-weight="bold" style:font-weight-asian="bold" style:font-weight-complex="bold"/>
    </style:style>
    <style:style style:name="T54" style:family="text">
      <style:text-properties style:font-name="Helvetica" fo:font-weight="bold" style:font-name-asian="Helvetica2" style:font-weight-asian="bold" style:font-name-complex="Helvetica2" style:font-weight-complex="bold"/>
    </style:style>
    <style:style style:name="T55" style:family="text">
      <style:text-properties style:font-name="Helvetica" fo:font-size="7pt" style:font-name-asian="Helvetica2" style:font-size-asian="7pt" style:font-name-complex="Helvetica2" style:font-size-complex="7pt"/>
    </style:style>
    <style:style style:name="T56" style:family="text">
      <style:text-properties style:font-name="Helvetica" style:font-name-complex="Times New Roman1"/>
    </style:style>
    <style:style style:name="T57" style:family="text">
      <style:text-properties style:font-name="Helvetica" officeooo:rsid="0022666b" style:font-name-complex="Times New Roman1"/>
    </style:style>
    <style:style style:name="T58" style:family="text">
      <style:text-properties style:font-name="Helvetica" officeooo:rsid="0026f32b" style:font-name-complex="Times New Roman1"/>
    </style:style>
    <style:style style:name="T59" style:family="text">
      <style:text-properties style:font-name="Helvetica" officeooo:rsid="000db3e3" style:font-name-complex="Times New Roman1"/>
    </style:style>
    <style:style style:name="T60" style:family="text">
      <style:text-properties style:font-name="Helvetica" fo:font-style="normal" officeooo:rsid="0022666b" style:font-style-asian="normal" style:font-name-complex="Times New Roman1" style:font-style-complex="normal"/>
    </style:style>
    <style:style style:name="T61" style:family="text">
      <style:text-properties style:font-name="Helvetica" fo:font-style="normal" officeooo:rsid="002494a7" style:font-style-asian="normal" style:font-name-complex="Times New Roman1" style:font-style-complex="normal"/>
    </style:style>
    <style:style style:name="T62" style:family="text">
      <style:text-properties style:font-name="Helvetica" fo:font-style="normal" fo:font-weight="bold" officeooo:rsid="0022666b" style:font-style-asian="normal" style:font-weight-asian="bold" style:font-style-complex="normal" style:font-weight-complex="bold"/>
    </style:style>
    <style:style style:name="T63" style:family="text">
      <style:text-properties style:font-name="Helvetica" fo:font-style="italic" officeooo:rsid="0022666b" style:font-style-asian="italic" style:font-name-complex="Times New Roman1" style:font-style-complex="italic"/>
    </style:style>
    <style:style style:name="T64" style:family="text">
      <style:text-properties style:font-name="Helvetica" fo:font-style="italic" officeooo:rsid="0022666b" style:font-style-asian="italic" style:font-style-complex="italic"/>
    </style:style>
    <style:style style:name="T65" style:family="text">
      <style:text-properties style:font-name="Helvetica" officeooo:rsid="0022666b"/>
    </style:style>
    <style:style style:name="T66" style:family="text">
      <style:text-properties style:font-name="Helvetica" officeooo:rsid="0026f32b"/>
    </style:style>
    <style:style style:name="T67" style:family="text">
      <style:text-properties style:font-name="Helvetica" officeooo:rsid="000db3e3"/>
    </style:style>
    <style:style style:name="T68" style:family="text">
      <style:text-properties style:font-name="Helvetica" officeooo:rsid="002877bf"/>
    </style:style>
    <style:style style:name="T69" style:family="text">
      <style:text-properties style:font-name="Arial Black" fo:font-size="24pt" style:font-size-asian="24pt" style:font-size-complex="24pt"/>
    </style:style>
    <style:style style:name="T70" style:family="text">
      <style:text-properties style:font-name="Arial Black" fo:font-size="24pt" style:font-name-asian="Arial Black1" style:font-size-asian="24pt" style:font-name-complex="Arial Black1" style:font-size-complex="24pt"/>
    </style:style>
    <style:style style:name="T71" style:family="text">
      <style:text-properties fo:color="#004d80" loext:opacity="100%" style:font-name="Helvetica" fo:font-size="10pt" style:font-size-asian="10pt" style:font-size-complex="10pt"/>
    </style:style>
    <style:style style:name="T72" style:family="text">
      <style:text-properties fo:color="#004d80" loext:opacity="100%" style:font-name="Helvetica" fo:font-size="10pt" fo:font-style="italic" style:font-size-asian="10pt" style:font-style-asian="italic" style:font-size-complex="10pt" style:font-style-complex="italic"/>
    </style:style>
    <style:style style:name="T73" style:family="text">
      <style:text-properties fo:color="#004d80" loext:opacity="100%" style:font-name="Helvetica1" fo:font-size="10pt" fo:language="da" fo:country="DK" fo:font-style="italic" style:text-underline-style="solid" style:text-underline-width="auto" style:text-underline-color="font-color" fo:font-weight="normal" officeooo:rsid="00200931" style:font-size-asian="10pt" style:font-style-asian="italic" style:font-weight-asian="normal" style:font-size-complex="10pt" style:font-style-complex="italic" style:font-weight-complex="normal"/>
    </style:style>
    <style:style style:name="T74" style:family="text">
      <style:text-properties fo:color="#004d80" loext:opacity="100%" style:font-name="Helvetica1" fo:font-size="10pt" fo:language="da" fo:country="DK" fo:font-style="italic" style:text-underline-style="solid" style:text-underline-width="auto" style:text-underline-color="font-color" fo:font-weight="normal" officeooo:rsid="0023840b" style:font-size-asian="10pt" style:font-style-asian="italic" style:font-weight-asian="normal" style:font-size-complex="10pt" style:font-style-complex="italic" style:font-weight-complex="normal"/>
    </style:style>
    <style:style style:name="T75" style:family="text">
      <style:text-properties fo:color="#004d80" loext:opacity="100%" style:font-name="Helvetica1" fo:font-size="10pt" fo:language="da" fo:country="DK" fo:font-style="italic" style:text-underline-style="solid" style:text-underline-width="auto" style:text-underline-color="font-color" fo:font-weight="normal" officeooo:rsid="0026f32b" style:font-size-asian="10pt" style:font-style-asian="italic" style:font-weight-asian="normal" style:font-size-complex="10pt" style:font-style-complex="italic" style:font-weight-complex="normal"/>
    </style:style>
    <style:style style:name="T76" style:family="text">
      <style:text-properties fo:color="#004d80" loext:opacity="100%" style:font-name="Helvetica1" fo:font-size="10pt" fo:language="da" fo:country="DK" fo:font-style="italic" style:text-underline-style="solid" style:text-underline-width="auto" style:text-underline-color="font-color" fo:font-weight="normal" officeooo:rsid="0026f32b" style:font-name-asian="Helvetica2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77" style:family="text">
      <style:text-properties fo:color="#2d2d2d" loext:opacity="100%" style:font-name="Helvetica" fo:font-size="10pt" style:font-size-asian="10pt" style:font-size-complex="10pt"/>
    </style:style>
    <style:style style:name="T78" style:family="text">
      <style:text-properties fo:color="#2d2d2d" loext:opacity="100%" style:font-name="Helvetica" fo:font-size="10pt" fo:font-style="italic" style:font-size-asian="10pt" style:font-style-asian="italic" style:font-size-complex="10pt" style:font-style-complex="italic"/>
    </style:style>
    <style:style style:name="T79" style:family="text">
      <style:text-properties fo:color="#2d2d2d" loext:opacity="100%" style:font-name="Helvetica" fo:font-size="10pt" fo:font-style="italic" style:font-name-asian="Helvetica2" style:font-size-asian="10pt" style:font-style-asian="italic" style:font-name-complex="Helvetica2" style:font-size-complex="10pt" style:font-style-complex="italic"/>
    </style:style>
    <style:style style:name="T80" style:family="text">
      <style:text-properties style:text-position="super 58%" style:font-name="Helvetica" fo:font-size="10pt" style:font-size-asian="10pt" style:font-size-complex="10pt"/>
    </style:style>
    <style:style style:name="T81" style:family="text">
      <style:text-properties style:text-position="super 58%" style:font-name="Helvetica" fo:font-size="10pt" officeooo:rsid="0026918b" style:font-size-asian="10pt" style:font-size-complex="10pt"/>
    </style:style>
    <style:style style:name="T82" style:family="text">
      <style:text-properties fo:font-size="10pt" fo:font-style="italic" style:font-size-asian="10pt" style:font-style-asian="italic" style:font-size-complex="10pt" style:font-style-complex="italic"/>
    </style:style>
    <style:style style:name="T83" style:family="text">
      <style:text-properties fo:color="#3916ea" loext:opacity="100%" style:font-name="Helvetica" fo:font-size="10pt" style:font-size-asian="10pt" style:font-size-complex="10pt"/>
    </style:style>
    <style:style style:name="T84" style:family="text">
      <style:text-properties fo:color="#005180" loext:opacity="100%" style:font-name="Helvetica" fo:font-size="10pt" fo:font-style="italic" style:text-underline-style="none" style:font-size-asian="10pt" style:font-style-asian="italic" style:font-size-complex="10pt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T85" style:family="text">
      <style:text-properties fo:color="#005180" loext:opacity="100%" style:font-name="Helvetica" fo:font-size="10pt" fo:font-weight="normal" officeooo:rsid="002494a7" style:font-size-asian="10pt" style:font-weight-asian="normal" style:font-name-complex="Helvetica2" style:font-size-complex="10pt" style:font-weight-complex="normal">
        <loext:char-complex-color loext:theme-type="accent1" loext:color-type="theme">
          <loext:transformation loext:type="shade" loext:value="4980"/>
        </loext:char-complex-color>
      </style:text-properties>
    </style:style>
    <style:style style:name="T86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87" style:family="text">
      <style:text-properties style:font-name="Courier New" fo:font-size="10pt" style:font-size-asian="10pt" style:font-size-complex="10pt"/>
    </style:style>
    <style:style style:name="T88" style:family="text">
      <style:text-properties style:font-name="Symbol1" fo:font-size="10pt" style:font-name-asian="Symbol2" style:font-size-asian="10pt" style:font-name-complex="Symbol2" style:font-size-complex="10pt"/>
    </style:style>
    <style:style style:name="T89" style:family="text">
      <style:text-properties style:font-name="Arial Unicode MS" fo:font-size="10pt" style:font-size-asian="10pt" style:font-size-complex="10pt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officeooo:rsid="00140bbd"/>
    </style:style>
    <style:style style:name="T92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93" style:family="text">
      <style:text-properties style:font-name="Helvetica1" fo:font-size="10pt" fo:font-style="italic" style:font-size-asian="10pt" style:font-style-asian="italic" style:font-name-complex="Helvetica2" style:font-size-complex="10pt" style:font-style-complex="italic"/>
    </style:style>
    <style:style style:name="T94" style:family="text">
      <style:text-properties style:font-name="Helvetica1" fo:font-size="10pt" fo:font-style="italic" officeooo:rsid="00140bbd" style:font-size-asian="10pt" style:font-style-asian="italic" style:font-name-complex="Helvetica2" style:font-size-complex="10pt" style:font-style-complex="italic"/>
    </style:style>
    <style:style style:name="T95" style:family="text">
      <style:text-properties style:font-name="Helvetica1" fo:font-size="10pt" fo:font-style="italic" officeooo:rsid="00236cbe" style:font-size-asian="10pt" style:font-style-asian="italic" style:font-name-complex="Helvetica2" style:font-size-complex="10pt" style:font-style-complex="italic"/>
    </style:style>
    <style:style style:name="T96" style:family="text">
      <style:text-properties style:font-name="Helvetica1" fo:font-size="10pt" fo:font-style="italic" style:font-size-asian="10pt" style:font-style-asian="italic" style:font-size-complex="10pt" style:font-style-complex="italic"/>
    </style:style>
    <style:style style:name="T97" style:family="text">
      <style:text-properties style:font-name="Helvetica1" fo:font-size="10pt" fo:font-style="italic" officeooo:rsid="00140bbd" style:font-size-asian="10pt" style:font-style-asian="italic" style:font-size-complex="10pt" style:font-style-complex="italic"/>
    </style:style>
    <style:style style:name="T98" style:family="text">
      <style:text-properties style:font-name="Helvetica1" fo:font-size="10pt" fo:font-style="italic" officeooo:rsid="001e92d3" style:font-size-asian="10pt" style:font-style-asian="italic" style:font-size-complex="10pt" style:font-style-complex="italic"/>
    </style:style>
    <style:style style:name="T99" style:family="text">
      <style:text-properties style:font-name="Helvetica1" fo:font-size="10pt" fo:font-style="italic" officeooo:rsid="00236cbe" style:font-size-asian="10pt" style:font-style-asian="italic" style:font-size-complex="10pt" style:font-style-complex="italic"/>
    </style:style>
    <style:style style:name="T100" style:family="text">
      <style:text-properties style:font-name="Helvetica1" fo:font-size="10pt" fo:font-style="italic" fo:font-weight="normal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101" style:family="text">
      <style:text-properties style:font-name="Helvetica1" fo:font-size="10pt" fo:font-style="italic" fo:font-weight="normal" officeooo:rsid="00140bbd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102" style:family="text">
      <style:text-properties style:font-name="Helvetica1" fo:font-size="10pt" fo:font-style="italic" fo:font-weight="normal" officeooo:rsid="0021a296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103" style:family="text">
      <style:text-properties style:font-name="Helvetica1" fo:font-size="10pt" fo:font-style="italic" fo:font-weight="normal" officeooo:rsid="002075ba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104" style:family="text">
      <style:text-properties style:font-name="Helvetica1" fo:font-size="10pt" fo:font-style="italic" fo:font-weight="normal" officeooo:rsid="0020a2b5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105" style:family="text">
      <style:text-properties style:font-name="Helvetica1" fo:font-size="10pt" fo:font-style="italic" fo:font-weight="normal" officeooo:rsid="0026f32b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106" style:family="text">
      <style:text-properties style:font-name="Helvetica1" fo:font-size="10pt" fo:font-style="italic" fo:font-weight="normal" officeooo:rsid="00140bbd" style:font-size-asian="10pt" style:font-style-asian="italic" style:font-weight-asian="normal" style:font-size-complex="10pt" style:font-style-complex="italic" style:font-weight-complex="normal"/>
    </style:style>
    <style:style style:name="T107" style:family="text">
      <style:text-properties style:font-name="Helvetica1" fo:font-size="10pt" style:font-size-asian="10pt" style:font-size-complex="10pt"/>
    </style:style>
    <style:style style:name="T108" style:family="text">
      <style:text-properties style:font-name="Helvetica1" fo:font-size="10pt" fo:font-style="normal" style:font-size-asian="10pt" style:font-style-asian="normal" style:font-size-complex="10pt" style:font-style-complex="normal"/>
    </style:style>
    <style:style style:name="T109" style:family="text">
      <style:text-properties style:font-name="Helvetica1" fo:font-size="10pt" fo:font-style="normal" officeooo:rsid="00140bbd" style:font-size-asian="10pt" style:font-style-asian="normal" style:font-size-complex="10pt" style:font-style-complex="normal"/>
    </style:style>
    <style:style style:name="T110" style:family="text">
      <style:text-properties style:font-name="Helvetica1" fo:font-size="10pt" fo:font-style="normal" officeooo:rsid="001e92d3" style:font-size-asian="10pt" style:font-style-asian="normal" style:font-size-complex="10pt" style:font-style-complex="normal"/>
    </style:style>
    <style:style style:name="T111" style:family="text">
      <style:text-properties style:font-name="Helvetica1" fo:font-size="10pt" style:font-name-asian="Helvetica2" style:font-size-asian="10pt" style:font-name-complex="Helvetica2" style:font-size-complex="10pt"/>
    </style:style>
    <style:style style:name="T112" style:family="text">
      <style:text-properties style:font-name="Helvetica1" fo:font-size="10pt" officeooo:rsid="00140bbd" style:font-name-asian="Helvetica2" style:font-size-asian="10pt" style:font-name-complex="Helvetica2" style:font-size-complex="10pt"/>
    </style:style>
    <style:style style:name="T113" style:family="text">
      <style:text-properties style:font-name="Helvetica1" fo:font-size="10pt" officeooo:rsid="00181169" style:font-name-asian="Helvetica2" style:font-size-asian="10pt" style:font-name-complex="Helvetica2" style:font-size-complex="10pt"/>
    </style:style>
    <style:style style:name="T114" style:family="text">
      <style:text-properties style:font-name="Helvetica1" fo:font-size="10pt" officeooo:rsid="001e92d3" style:font-name-asian="Helvetica2" style:font-size-asian="10pt" style:font-name-complex="Helvetica2" style:font-size-complex="10pt"/>
    </style:style>
    <style:style style:name="T115" style:family="text">
      <style:text-properties style:font-name="Helvetica1" fo:font-size="10pt" fo:language="da" fo:country="DK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style:font-name="Helvetica1" fo:font-size="10pt" fo:language="da" fo:country="DK" fo:font-style="normal" style:text-underline-style="none" fo:font-weight="normal" officeooo:rsid="00200931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style:font-name="Helvetica1" fo:font-size="10pt" fo:language="da" fo:country="DK" fo:font-style="normal" style:text-underline-style="none" fo:font-weight="normal" officeooo:rsid="0023840b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style:font-name="Helvetica1" fo:font-size="10pt" fo:language="da" fo:country="DK" fo:font-style="normal" style:text-underline-style="none" fo:font-weight="normal" officeooo:rsid="0026f32b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style:font-name="Helvetica1" fo:font-size="10pt" fo:language="da" fo:country="DK" fo:font-style="normal" style:text-underline-style="none" fo:font-weight="normal" officeooo:rsid="00200931" style:font-size-asian="10pt" style:font-style-asian="normal" style:font-weight-asian="normal" style:font-name-complex="Helvetica2" style:font-size-complex="10pt" style:font-style-complex="normal" style:font-weight-complex="normal"/>
    </style:style>
    <style:style style:name="T120" style:family="text">
      <style:text-properties style:font-name="Helvetica1" fo:font-size="10pt" fo:language="da" fo:country="DK" fo:font-style="italic" style:text-underline-style="solid" style:text-underline-width="auto" style:text-underline-color="font-color" fo:font-weight="normal" officeooo:rsid="00200931" style:font-size-asian="10pt" style:font-style-asian="italic" style:font-weight-asian="normal" style:font-size-complex="10pt" style:font-style-complex="italic" style:font-weight-complex="normal"/>
    </style:style>
    <style:style style:name="T121" style:family="text">
      <style:text-properties style:font-name="Helvetica1" fo:font-size="10pt" fo:language="da" fo:country="DK" fo:font-style="italic" style:text-underline-style="none" fo:font-weight="normal" officeooo:rsid="00140bbd" style:font-size-asian="10pt" style:font-style-asian="italic" style:font-weight-asian="normal" style:font-size-complex="10pt" style:font-style-complex="italic" style:font-weight-complex="normal"/>
    </style:style>
    <style:style style:name="T122" style:family="text">
      <style:text-properties style:font-name="Helvetica1" fo:font-size="10pt" fo:language="da" fo:country="DK" fo:font-style="italic" style:text-underline-style="none" fo:font-weight="normal" officeooo:rsid="001e92d3" style:font-size-asian="10pt" style:font-style-asian="italic" style:font-weight-asian="normal" style:font-size-complex="10pt" style:font-style-complex="italic" style:font-weight-complex="normal"/>
    </style:style>
    <style:style style:name="T123" style:family="text">
      <style:text-properties style:font-name="Helvetica1" fo:font-size="10pt" fo:language="da" fo:country="DK" fo:font-style="italic" style:text-underline-style="none" fo:font-weight="normal" officeooo:rsid="00236cbe" style:font-size-asian="10pt" style:font-style-asian="italic" style:font-weight-asian="normal" style:font-size-complex="10pt" style:font-style-complex="italic" style:font-weight-complex="normal"/>
    </style:style>
    <style:style style:name="T124" style:family="text">
      <style:text-properties style:font-name="Helvetica1" fo:font-size="10pt" fo:language="da" fo:country="DK" fo:font-style="italic" style:text-underline-style="none" fo:font-weight="normal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125" style:family="text">
      <style:text-properties style:font-name="Helvetica1" fo:font-size="10pt" fo:language="da" fo:country="DK" fo:font-style="italic" style:text-underline-style="none" fo:font-weight="normal" officeooo:rsid="00200931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126" style:family="text">
      <style:text-properties style:font-name="Helvetica1" fo:font-size="10pt" fo:language="da" fo:country="DK" fo:font-style="italic" style:text-underline-style="none" fo:font-weight="normal" officeooo:rsid="00236cbe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127" style:family="text">
      <style:text-properties style:font-name="Helvetica1" fo:font-size="10pt" fo:language="da" fo:country="DK" fo:font-style="italic" style:text-underline-style="none" fo:font-weight="normal" officeooo:rsid="0023840b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128" style:family="text">
      <style:text-properties style:font-name="Helvetica1" fo:font-size="10pt" fo:language="da" fo:country="DK" fo:font-style="italic" style:text-underline-style="none" fo:font-weight="normal" officeooo:rsid="0026f32b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129" style:family="text">
      <style:text-properties style:font-name="Helvetica1" fo:font-size="10pt" fo:language="da" fo:country="DK" style:text-underline-style="none" fo:font-weight="normal" style:font-name-asian="Helvetica2" style:font-size-asian="10pt" style:font-weight-asian="normal" style:font-name-complex="Helvetica2" style:font-size-complex="10pt" style:font-weight-complex="normal"/>
    </style:style>
    <style:style style:name="T130" style:family="text">
      <style:text-properties style:font-name="Helvetica1" fo:font-size="10pt" fo:language="da" fo:country="DK" style:text-underline-style="none" fo:font-weight="normal" officeooo:rsid="001e92d3" style:font-name-asian="Helvetica2" style:font-size-asian="10pt" style:font-weight-asian="normal" style:font-name-complex="Helvetica2" style:font-size-complex="10pt" style:font-weight-complex="normal"/>
    </style:style>
    <style:style style:name="T131" style:family="text">
      <style:text-properties style:font-name="Helvetica1" fo:font-size="10pt" fo:language="da" fo:country="DK" style:text-underline-style="none" fo:font-weight="normal" officeooo:rsid="00140bbd" style:font-name-asian="Helvetica2" style:font-size-asian="10pt" style:font-weight-asian="normal" style:font-name-complex="Helvetica2" style:font-size-complex="10pt" style:font-weight-complex="normal"/>
    </style:style>
    <style:style style:name="T132" style:family="text">
      <style:text-properties style:font-name="Helvetica1" fo:font-size="10pt" fo:language="da" fo:country="DK" style:text-underline-style="none" fo:font-weight="normal" officeooo:rsid="00200931" style:font-name-asian="Helvetica2" style:font-size-asian="10pt" style:font-weight-asian="normal" style:font-name-complex="Helvetica2" style:font-size-complex="10pt" style:font-weight-complex="normal"/>
    </style:style>
    <style:style style:name="T133" style:family="text">
      <style:text-properties style:font-name="Helvetica1" fo:font-size="10pt" fo:language="da" fo:country="DK" style:text-underline-style="none" fo:font-weight="normal" officeooo:rsid="0023840b" style:font-name-asian="Helvetica2" style:font-size-asian="10pt" style:font-weight-asian="normal" style:font-name-complex="Helvetica2" style:font-size-complex="10pt" style:font-weight-complex="normal"/>
    </style:style>
    <style:style style:name="T134" style:family="text">
      <style:text-properties style:font-name="Helvetica1" fo:font-size="10pt" fo:language="da" fo:country="DK" style:text-underline-style="none" fo:font-weight="normal" officeooo:rsid="0026f32b" style:font-name-asian="Helvetica2" style:font-size-asian="10pt" style:font-weight-asian="normal" style:font-name-complex="Helvetica2" style:font-size-complex="10pt" style:font-weight-complex="normal"/>
    </style:style>
    <style:style style:name="T135" style:family="text">
      <style:text-properties style:font-name="Helvetica1" fo:font-size="10pt" fo:language="da" fo:country="DK" style:text-underline-style="none" fo:font-weight="normal" style:font-size-asian="10pt" style:font-weight-asian="normal" style:font-size-complex="10pt" style:font-weight-complex="normal"/>
    </style:style>
    <style:style style:name="T136" style:family="text">
      <style:text-properties style:font-name="Helvetica1" fo:font-size="10pt" fo:language="da" fo:country="DK" style:text-underline-style="none" fo:font-weight="normal" officeooo:rsid="00200931" style:font-size-asian="10pt" style:font-weight-asian="normal" style:font-size-complex="10pt" style:font-weight-complex="normal"/>
    </style:style>
    <style:style style:name="T137" style:family="text">
      <style:text-properties fo:color="#000000" loext:opacity="100%" style:font-name="Helvetica" fo:font-size="10pt" style:text-underline-style="none" style:font-size-asian="10pt" style:font-size-complex="10pt"/>
    </style:style>
    <style:style style:name="T138" style:family="text">
      <style:text-properties fo:color="#000000" loext:opacity="100%" style:font-name="Helvetica" fo:font-size="10pt" style:text-underline-style="none" style:font-size-asian="10pt" style:font-name-complex="Helvetica2" style:font-size-complex="10pt"/>
    </style:style>
    <style:style style:name="T139" style:family="text">
      <style:text-properties fo:color="#000000" loext:opacity="100%" style:font-name="Helvetica" fo:font-size="10pt" style:text-underline-style="none" officeooo:rsid="00246ba6" style:font-size-asian="10pt" style:font-name-complex="Helvetica2" style:font-size-complex="10pt"/>
    </style:style>
    <style:style style:name="T140" style:family="text">
      <style:text-properties fo:color="#000000" loext:opacity="100%" style:font-name="Helvetica" fo:font-size="10pt" style:text-underline-style="none" officeooo:rsid="0026f32b" style:font-size-asian="10pt" style:font-name-complex="Helvetica2" style:font-size-complex="10pt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officeooo:rsid="00236cbe" style:font-style-asian="italic" style:font-style-complex="italic"/>
    </style:style>
    <style:style style:name="T143" style:family="text">
      <style:text-properties fo:font-style="italic" style:font-style-asian="italic" style:font-name-complex="Times New Roman1" style:font-style-complex="italic"/>
    </style:style>
    <style:style style:name="T144" style:family="text">
      <style:text-properties officeooo:rsid="00200931"/>
    </style:style>
    <style:style style:name="T145" style:family="text">
      <style:text-properties fo:font-style="normal" style:font-style-asian="normal" style:font-name-complex="Times New Roman1" style:font-style-complex="normal"/>
    </style:style>
    <style:style style:name="T146" style:family="text">
      <style:text-properties officeooo:rsid="0021a296"/>
    </style:style>
    <style:style style:name="T147" style:family="text">
      <style:text-properties officeooo:rsid="002075ba"/>
    </style:style>
    <style:style style:name="T148" style:family="text">
      <style:text-properties officeooo:rsid="0020a2b5"/>
    </style:style>
    <style:style style:name="T149" style:family="text">
      <style:text-properties style:font-name-complex="Times New Roman1"/>
    </style:style>
    <style:style style:name="T150" style:family="text">
      <style:text-properties officeooo:rsid="000db3e3" style:font-name-complex="Times New Roman1"/>
    </style:style>
    <style:style style:name="T151" style:family="text">
      <style:text-properties officeooo:rsid="0026f32b"/>
    </style:style>
    <style:style style:name="T152" style:family="text">
      <style:text-properties officeooo:rsid="00291a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 loext:marker-style-name="T2"><text:a xlink:type="simple" xlink:href="http://heatherw3521.github.io/" text:style-name="ListLabel_20_235" text:visited-style-name="ListLabel_20_235"><text:span text:style-name="Hyperlink.0"><text:span text:style-name="T1">heatherw3521.github.io</text:span></text:span></text:a><text:span text:style-name="T1"> <text:s text:c="14"/></text:span></text:p>
      <text:p text:style-name="Default" loext:marker-style-name="T51"><text:a xlink:type="simple" xlink:href="mailto:hdw27@uw.edu" text:style-name="Internet_20_link" text:visited-style-name="Visited_20_Internet_20_Link"><text:span text:style-name="Internet_20_link"><text:span text:style-name="T4">hdw27@uw.edu</text:span></text:span></text:a></text:p>
      <text:p text:style-name="P13" loext:marker-style-name="T70"><text:span text:style-name="T69">Heather D. Wilber</text:span><text:span text:style-name="T70"/></text:p>
      <text:p text:style-name="P14" loext:marker-style-name="T20"><text:span text:style-name="T13">EDUCATION</text:span></text:p>
      <text:p text:style-name="P14" loext:marker-style-name="T25"><text:span text:style-name="T4">Cornell University, Ithaca, NY<text:tab/></text:span><text:span text:style-name="T25"><text:tab/></text:span><text:span text:style-name="T4">PhD, Applied Mathematics<text:tab/><text:tab/><text:tab/>May 2021 </text:span></text:p>
      <text:p text:style-name="P14" loext:marker-style-name="T25"><text:span text:style-name="T4">Advisor: Prof. Alex Townsend</text:span><text:span text:style-name="T25"/></text:p>
      <text:p text:style-name="Default" loext:marker-style-name="T37"><text:span text:style-name="T26">DISSERTATION: </text:span><text:a xlink:type="simple" xlink:href="https://heatherw3521.github.io/phd_thesis.pdf" text:style-name="ListLabel_20_237" text:visited-style-name="ListLabel_20_237"><text:span text:style-name="Hyperlink.1"><text:span text:style-name="T29">Computing numerically with rational functions.</text:span></text:span></text:a></text:p>
      <text:p text:style-name="Default" loext:marker-style-name="T37"><text:span text:style-name="T29">(Awarded </text:span><text:a xlink:type="simple" xlink:href="https://awm-math.org/awards/awm-dissertation-prize/" text:style-name="ListLabel_20_237" text:visited-style-name="ListLabel_20_237"><text:span text:style-name="Hyperlink.1"><text:span text:style-name="T29">AWM Dissertation Prize</text:span></text:span></text:a><text:span text:style-name="T29"> 2022, </text:span><text:a xlink:type="simple" xlink:href="https://users.ba.cnr.it/iac/irmanm21/HHXXI/hhprize.html" text:style-name="ListLabel_20_238" text:visited-style-name="ListLabel_20_238"><text:span text:style-name="Hyperlink.2"><text:span text:style-name="T29">Householder Prize</text:span></text:span></text:a><text:span text:style-name="T29"> 2022)</text:span></text:p>
      <text:p text:style-name="P35" loext:marker-style-name="T28"/>
      <text:p text:style-name="P14" loext:marker-style-name="T25"><text:span text:style-name="T4">Boise State Univ., Boise, ID<text:tab/><text:tab/> M.S., Mathematics<text:tab/><text:tab/><text:tab/> </text:span><text:span text:style-name="T25"><text:tab/></text:span><text:span text:style-name="T4">Aug 2016 </text:span></text:p>
      <text:p text:style-name="P14" loext:marker-style-name="T25"><text:span text:style-name="T4">Advisor: Prof. Grady Wright</text:span><text:span text:style-name="T25"/></text:p>
      <text:p text:style-name="Default" loext:marker-style-name="T37"><text:span text:style-name="T14">THESIS:</text:span><text:span text:style-name="T4"> </text:span><text:a xlink:type="simple" xlink:href="https://people.cam.cornell.edu/hdw27/msc_thesis.pdf" text:style-name="ListLabel_20_238" text:visited-style-name="ListLabel_20_238"><text:span text:style-name="Hyperlink.2"><text:span text:style-name="T29">Numerical computing with functions on the sphere and disk</text:span></text:span></text:a><text:span text:style-name="T29">.</text:span></text:p>
      <text:p text:style-name="Default" loext:marker-style-name="T37"><text:span text:style-name="T29">(Selected as </text:span><text:a xlink:type="simple" xlink:href="https://www.boisestate.edu/graduatecollege/distinguished-scholarship-awards/" text:style-name="ListLabel_20_238" text:visited-style-name="ListLabel_20_238"><text:span text:style-name="Hyperlink.2"><text:span text:style-name="T29">Distinguished Thesis</text:span></text:span></text:a><text:span text:style-name="T29"> in STEM for 2016-2017)</text:span></text:p>
      <text:p text:style-name="P36" loext:marker-style-name="T28"/>
      <text:p text:style-name="P14" loext:marker-style-name="T28"><text:span text:style-name="T4">Boise State Univ., Boise, ID <text:s text:c="20"/>B.S., Mathematics <text:s text:c="2"/></text:span><text:span text:style-name="T25"><text:tab/><text:tab/><text:tab/></text:span><text:span text:style-name="T4"> </text:span><text:span text:style-name="T25"><text:tab/> </text:span><text:span text:style-name="T4">Dec 2007</text:span></text:p>
      <text:p text:style-name="P14" loext:marker-style-name="T25"><text:span text:style-name="T4">Boise State Univ., Boise, ID <text:s text:c="9"/></text:span><text:span text:style-name="T25"><text:tab/></text:span><text:span text:style-name="T4">B.A., English-Linguistics <text:s text:c="2"/></text:span><text:span text:style-name="T25"><text:tab/><text:tab/> <text:s text:c="9"/></text:span><text:span text:style-name="T4"><text:s text:c="4"/>Dec 2007</text:span></text:p>
      <text:p text:style-name="P38" loext:marker-style-name="T23"/>
      <text:p text:style-name="P14" loext:marker-style-name="T20"><text:span text:style-name="T21">PREVIOUS POSITION</text:span><text:span text:style-name="T20"/></text:p>
      <text:p text:style-name="P14" loext:marker-style-name="T4"><text:span text:style-name="T4">Oden Institute, University of Texas at Austin:</text:span><text:span text:style-name="T26"> <text:s/></text:span><text:span text:style-name="T4">NSF postdoctoral fellow, July 2021-July 2023</text:span></text:p>
      <text:p text:style-name="P14" loext:marker-style-name="T4"><text:span text:style-name="T4"/></text:p>
      <text:p text:style-name="P14" loext:marker-style-name="T20"><text:span text:style-name="T21">CURRENT POSITION</text:span><text:span text:style-name="T20"/></text:p>
      <text:p text:style-name="P14" loext:marker-style-name="T4"><text:span text:style-name="T4">Dept. of Applied Mathematics, University of Washington:</text:span><text:span text:style-name="T26"> <text:s/></text:span><text:span text:style-name="T4">Assistant Professor, July 2023-present</text:span></text:p>
      <text:p text:style-name="P40" loext:marker-style-name="T4"/>
      <text:p text:style-name="P14" loext:marker-style-name="T40"><text:span text:style-name="T40">JOURNAL PUBLICATIONS </text:span><text:span text:style-name="T41">AND PREPRINTS</text:span></text:p>
      <text:p text:style-name="P78"><text:span text:style-name="T116">1</text:span><text:span text:style-name="T118">4</text:span><text:span text:style-name="T116">.</text:span><text:span text:style-name="T132"><text:tab/></text:span><text:span text:style-name="T134">Batakci, L.</text:span><text:span text:style-name="T133"> Wilber, H</text:span><text:span text:style-name="T131">.</text:span><text:span text:style-name="T136"> </text:span><text:span text:style-name="T75">Factored ADI for lopsided Sylvester matrix equations</text:span><text:a xlink:type="simple" xlink:href="https://arxiv.org/abs/2601.22344" text:style-name="Internet_20_link" text:visited-style-name="Visited_20_Internet_20_Link">.</text:a><text:span text:style-name="T136"> Preprint</text:span><text:span text:style-name="T122"> </text:span><text:span text:style-name="T125">(202</text:span><text:span text:style-name="T127">6</text:span><text:span text:style-name="T125">), </text:span><text:span text:style-name="T126">submitted to </text:span><text:span text:style-name="T127">SI</text:span><text:span text:style-name="T128">SC</text:span><text:span text:style-name="T127">.</text:span></text:p>
      <text:p text:style-name="P78"><text:span text:style-name="T116">1</text:span><text:span text:style-name="T118">3</text:span><text:span text:style-name="T116">.</text:span><text:span text:style-name="T132"><text:tab/></text:span><text:span text:style-name="T133">Wilber, H</text:span><text:span text:style-name="T131">.</text:span><text:span text:style-name="T132">, </text:span><text:span text:style-name="T134">Vangala, R. </text:span><text:span text:style-name="T76">Proxy points via Zolotarev rational functions</text:span><text:a xlink:type="simple" xlink:href="https://arxiv.org/abs/2601.22344" text:style-name="Internet_20_link" text:visited-style-name="Visited_20_Internet_20_Link">.</text:a><text:span text:style-name="T136"> Preprint</text:span><text:span text:style-name="T122"> </text:span><text:span text:style-name="T125">(202</text:span><text:span text:style-name="T127">6</text:span><text:span text:style-name="T125">), </text:span><text:span text:style-name="T126">submitted to </text:span><text:span text:style-name="T128">SINUM.</text:span></text:p>
      <text:p text:style-name="P11"><text:span text:style-name="T116">1</text:span><text:span text:style-name="T117">2</text:span><text:span text:style-name="T116">.</text:span><text:span text:style-name="T132"><text:tab/></text:span><text:span text:style-name="T133">Gilles, M.A., Wilber, H</text:span><text:span text:style-name="T131">.</text:span><text:span text:style-name="T136"> </text:span><text:a xlink:type="simple" xlink:href="https://arxiv.org/abs/2601.22344" text:style-name="Internet_20_link" text:visited-style-name="Visited_20_Internet_20_Link"><text:span text:style-name="T74">Low rank approximation by randomly-pivoted LU</text:span><text:span text:style-name="T136">.</text:span></text:a><text:span text:style-name="T136"> Preprint</text:span><text:span text:style-name="T122"> </text:span><text:span text:style-name="T125">(202</text:span><text:span text:style-name="T127">6</text:span><text:span text:style-name="T125">), </text:span><text:span text:style-name="T126">submitted to </text:span><text:span text:style-name="T127">SIMAX.</text:span></text:p>
      <text:p text:style-name="P7"><text:span text:style-name="T116">11</text:span><text:span text:style-name="T115">.</text:span><text:span text:style-name="T129"><text:tab/></text:span><text:span text:style-name="T132">Wilber, H., Vaes, W., Gopal, A. and Martinsson, P.G</text:span><text:span text:style-name="T131">.</text:span><text:span text:style-name="T135"> </text:span><text:a xlink:type="simple" xlink:href="https://arxiv.org/abs/2506.15165" text:style-name="Internet_20_link" text:visited-style-name="Visited_20_Internet_20_Link"><text:span text:style-name="T73">A time-frequency method for acoustic scattering with trapping</text:span></text:a><text:span text:style-name="T136">. Preprint</text:span><text:span text:style-name="T122"> </text:span><text:span text:style-name="T124">(202</text:span><text:span text:style-name="T127">6</text:span><text:span text:style-name="T124">), </text:span><text:span text:style-name="T126">submitted to J. on Comp. Phys</text:span><text:span text:style-name="T124">.</text:span></text:p>
      <text:p text:style-name="P7"><text:span text:style-name="T119">10</text:span><text:span text:style-name="T115">.</text:span><text:span text:style-name="T129"><text:tab/></text:span><text:span text:style-name="T130">B</text:span><text:span text:style-name="T132">allew</text:span><text:span text:style-name="T130">, </text:span><text:span text:style-name="T132">C</text:span><text:span text:style-name="T130">., </text:span><text:span text:style-name="T132">Trogdon, T.,</text:span><text:span text:style-name="T130"> and </text:span><text:span text:style-name="T131"><text:s/>Wilber, H.</text:span><text:span text:style-name="T135"> </text:span><text:a xlink:type="simple" xlink:href="https://arxiv.org/abs/2503.17496" text:style-name="Internet_20_link" text:visited-style-name="Visited_20_Internet_20_Link"><text:span text:style-name="Hyperlink.2"><text:span text:style-name="T120">The Akhiezer iteration and inverse-free solvers for Sylvester matrix equations</text:span></text:span></text:a><text:a xlink:type="simple" xlink:href="https://arxiv.org/abs/2502.09823" text:style-name="Internet_20_link" text:visited-style-name="Visited_20_Internet_20_Link"><text:span text:style-name="Hyperlink.2"><text:span text:style-name="T121">.</text:span></text:span></text:a><text:span text:style-name="T135"> </text:span><text:span text:style-name="T123">Submitted to IMA J. of Num. Analysis</text:span><text:span text:style-name="T125"> (2025). </text:span></text:p>
      <text:p text:style-name="P8"><text:span text:style-name="T110">9</text:span><text:span text:style-name="T108">.</text:span><text:span text:style-name="T111"><text:tab/></text:span><text:span text:style-name="T114">Beckermann, B., Kressner, D., and </text:span><text:span text:style-name="T112"><text:s/>Wilber, H.</text:span><text:span text:style-name="T107"> </text:span><text:a xlink:type="simple" xlink:href="https://arxiv.org/abs/2502.09823" text:style-name="Internet_20_link" text:visited-style-name="Visited_20_Internet_20_Link"><text:span text:style-name="Hyperlink.2"><text:span text:style-name="T97">Comp</text:span></text:span><text:span text:style-name="Hyperlink.2"><text:span text:style-name="T98">ression properties for large Toeplitz-like matrices</text:span></text:span><text:span text:style-name="Hyperlink.2"><text:span text:style-name="T97">.</text:span></text:span></text:a><text:span text:style-name="T107"> </text:span><text:span text:style-name="T93">Numer Algor (2025). https://doi.org/10.1007/s11075-025-02185-8</text:span></text:p>
      <text:p text:style-name="P9"><text:span text:style-name="T109">8</text:span><text:span text:style-name="T108">.</text:span><text:span text:style-name="T111"><text:tab/></text:span><text:span text:style-name="T112">Trefethen, </text:span><text:span text:style-name="T113">L.N</text:span><text:span text:style-name="T112">., Wilber, H.</text:span><text:span text:style-name="T107"> </text:span><text:a xlink:type="simple" xlink:href="https://arxiv.org/abs/2408.14092" text:style-name="Internet_20_link" text:visited-style-name="Visited_20_Internet_20_Link"><text:span text:style-name="Hyperlink.2"><text:span text:style-name="T97">Computation of Zolotarev rational functions.</text:span></text:span></text:a><text:span text:style-name="T107"> </text:span><text:span text:style-name="T93">SIAM J. on Sci. Comput.,47-4, A2205-A2220 </text:span><text:span text:style-name="T95">(2025).</text:span></text:p>
      <text:p text:style-name="P46" loext:marker-style-name="T37"><text:span text:style-name="T4">7</text:span><text:span text:style-name="T29">.</text:span><text:span text:style-name="T25"><text:tab/></text:span><text:span text:style-name="T4">Wilber, H., Epperly, E., Barnett, A. </text:span><text:a xlink:type="simple" xlink:href="https://arxiv.org/abs/2404.13223" text:style-name="ListLabel_20_238" text:visited-style-name="ListLabel_20_238"><text:span text:style-name="Hyperlink.2"><text:span text:style-name="T29">A superfast direct inversion method for the nonuniform discrete Fourier transform.</text:span></text:span></text:a><text:span text:style-name="T141"> </text:span><text:span text:style-name="T99">SIAM J. on Sci. Comput</text:span><text:span text:style-name="T142">., </text:span><text:span text:style-name="T35">47-</text:span><text:span text:style-name="T36">3</text:span><text:span text:style-name="T35">, A1702-A1732 </text:span><text:span text:style-name="T34">(202</text:span><text:span text:style-name="T35">5</text:span><text:span text:style-name="T34">).</text:span></text:p>
      <text:p text:style-name="P47" loext:marker-style-name="T37"><text:span text:style-name="T4">6</text:span><text:span text:style-name="T29">.</text:span><text:span text:style-name="T25"><text:tab/></text:span><text:span text:style-name="T4">Wilber, H., Damle, A., Townsend, A. </text:span><text:bookmark-start text:name="_Hlk165189822"/><text:a xlink:type="simple" xlink:href="https://arxiv.org/abs/2105.07324" text:style-name="ListLabel_20_238" text:visited-style-name="ListLabel_20_238"><text:span text:style-name="Hyperlink.2"><text:span text:style-name="T29">Data-driven algorithms for signal processing with trigonometric rational functions.</text:span></text:span></text:a><text:bookmark-end text:name="_Hlk165189822"/><text:span text:style-name="T71"> </text:span><text:span text:style-name="T29">SIAM J. Sci. Comput., 44-3, C185-C209 (2022).</text:span></text:p>
      <text:p text:style-name="P47" loext:marker-style-name="T37"><text:span text:style-name="T4">5</text:span><text:span text:style-name="T29">.</text:span><text:span text:style-name="T25"><text:tab/></text:span><text:span text:style-name="T4">Rubin, D., Townsend, A., Wilber, H. </text:span><text:a xlink:type="simple" xlink:href="https://arxiv.org/abs/1911.11882" text:style-name="ListLabel_20_238" text:visited-style-name="ListLabel_20_238"><text:span text:style-name="Hyperlink.2"><text:span text:style-name="T29">Bounding Zolotarev numbers using Faber rational functions. </text:span></text:span></text:a></text:p>
      <text:p text:style-name="P48" loext:marker-style-name="T25"><text:span text:style-name="T37"><text:tab/>Constructive Approx., 56, 1-26. (2022)</text:span><text:span text:style-name="T37"/></text:p>
      <text:p text:style-name="P47" loext:marker-style-name="T37"><text:span text:style-name="T4">4.</text:span><text:span text:style-name="T25"><text:tab/></text:span><text:span text:style-name="T4">Quinn, K., Wilber, H., Townsend, A., Sethna, J.P. </text:span><text:a xlink:type="simple" xlink:href="https://journals.aps.org/prl/abstract/10.1103/PhysRevLett.122.158302" text:style-name="ListLabel_20_238" text:visited-style-name="ListLabel_20_238"><text:span text:style-name="Hyperlink.2"><text:span text:style-name="T29">Chebyshev approximation and the global geometry of model predictions</text:span></text:span></text:a><text:span text:style-name="T29">. Phy. Rev. Let., 122(15), 158302 (2019).</text:span></text:p>
      <text:p text:style-name="P47" loext:marker-style-name="T79"><text:span text:style-name="T77">3</text:span><text:span text:style-name="T78">.</text:span><text:span text:style-name="T25"><text:tab/>Townsend, A., </text:span><text:span text:style-name="T4">Wilber, H. </text:span><text:a xlink:type="simple" xlink:href="https://www.sciencedirect.com/science/article/abs/pii/S0024379518301009" text:style-name="ListLabel_20_238" text:visited-style-name="ListLabel_20_238"><text:span text:style-name="Hyperlink.2"><text:span text:style-name="T29">On the singular values of matrices with high displacement rank</text:span></text:span></text:a><text:span text:style-name="T78">. </text:span></text:p>
      <text:p text:style-name="P47" loext:marker-style-name="T79"><text:span text:style-name="T79"><text:tab/>Linear Alg. Appl.</text:span><text:span text:style-name="T78">, V. 548, 19-41 (2018). </text:span></text:p>
      <text:p text:style-name="P47" loext:marker-style-name="T79"><text:span text:style-name="T77">2</text:span><text:span text:style-name="T78">.</text:span><text:span text:style-name="T25"><text:tab/> Wilber, H., Townsend, A., Wright, G.</text:span><text:span text:style-name="T77"> </text:span><text:a xlink:type="simple" xlink:href="https://epubs.siam.org/doi/abs/10.1137/16M1070207?journalCode=sjoce3" text:style-name="ListLabel_20_238" text:visited-style-name="ListLabel_20_238"><text:span text:style-name="Hyperlink.2"><text:span text:style-name="T29">Computing with functions in spherical ands polar geometries II. The disk</text:span></text:span></text:a><text:span text:style-name="T78">. SIAM J. Sci. Comput., 39-3, C238-C262 (2017).</text:span></text:p>
      <text:p text:style-name="P47" loext:marker-style-name="T29"><text:span text:style-name="T4">1</text:span><text:span text:style-name="T29">.</text:span><text:span text:style-name="T25"><text:tab/>Townsend, A., Wilber, H., Wright, G. </text:span><text:a xlink:type="simple" xlink:href="https://epubs.siam.org/doi/abs/10.1137/15M1045855?journalCode=sjoce3" text:style-name="ListLabel_20_238" text:visited-style-name="ListLabel_20_238"><text:span text:style-name="Hyperlink.2"><text:span text:style-name="T29">Computing with functions in spherical and polar geometries I. The sphere</text:span></text:span></text:a><text:span text:style-name="T29">. SIAM J. Sci. <text:s/>Comput., 38-4, C403-C425 (2016).</text:span></text:p>
      <text:p text:style-name="P47" loext:marker-style-name="T29"><text:span text:style-name="T29"/></text:p>
      <text:p text:style-name="P47" loext:marker-style-name="T29"><text:span text:style-name="T29"/></text:p>
      <text:p text:style-name="P47" loext:marker-style-name="T29"><text:soft-page-break/></text:p>
      <text:p text:style-name="P39" loext:marker-style-name="T37"/>
      <text:p text:style-name="P14" loext:marker-style-name="T26"><text:span text:style-name="T26">INVITED TALKS</text:span></text:p>
      <text:p text:style-name="P81"><text:s text:c="7"/><text:span text:style-name="T146">2</text:span><text:span text:style-name="T151">3</text:span>. <text:span text:style-name="T151">BERKELEY APPLIED MATH SEMINAR</text:span><text:span text:style-name="T147"> </text:span><text:span text:style-name="T146"><text:s/></text:span>(<text:span text:style-name="T151">UC Berkeley</text:span><text:span text:style-name="T148">, </text:span><text:span text:style-name="T151">Berkeley, CA</text:span>)</text:p>
      <text:p text:style-name="P34"><text:span text:style-name="T92"><text:s text:c="12"/></text:span><text:span text:style-name="T106">T</text:span><text:span text:style-name="T100">alk: </text:span><text:span text:style-name="T105">Cauchy matrices explain a lot</text:span><text:span text:style-name="c9dxtc"><text:span text:style-name="T100"> (</text:span></text:span><text:span text:style-name="c9dxtc"><text:span text:style-name="T105">March </text:span></text:span><text:span text:style-name="c9dxtc"><text:span text:style-name="T100">202</text:span></text:span><text:span text:style-name="c9dxtc"><text:span text:style-name="T105">6</text:span></text:span><text:span text:style-name="c9dxtc"><text:span text:style-name="T100">)</text:span></text:span></text:p>
      <text:p text:style-name="P6"><text:s text:c="7"/><text:span text:style-name="T146">2</text:span><text:span text:style-name="T148">2</text:span>. <text:span text:style-name="T148">HOUSEHOLDER XXII PLENARY LECTURE</text:span><text:span text:style-name="T147"> </text:span><text:span text:style-name="T146"><text:s/></text:span>(<text:span text:style-name="T148">Cornell University, Ithaca, NY</text:span>)</text:p>
      <text:p text:style-name="P3"><text:span text:style-name="T92"><text:s text:c="12"/></text:span><text:span text:style-name="T106">T</text:span><text:span text:style-name="T100">alk: </text:span><text:span text:style-name="T103">Acoustic scattering</text:span><text:span text:style-name="c9dxtc"><text:span text:style-name="T101"> in unfriendly domains</text:span></text:span><text:span text:style-name="c9dxtc"><text:span text:style-name="T100"> (</text:span></text:span><text:span text:style-name="c9dxtc"><text:span text:style-name="T103">June</text:span></text:span><text:span text:style-name="c9dxtc"><text:span text:style-name="T100"> 202</text:span></text:span><text:span text:style-name="c9dxtc"><text:span text:style-name="T102">5</text:span></text:span><text:span text:style-name="c9dxtc"><text:span text:style-name="T100">)</text:span></text:span></text:p>
      <text:p text:style-name="P5"><text:s text:c="7"/><text:span text:style-name="T146">2</text:span><text:span text:style-name="T147">1</text:span>. <text:span text:style-name="T146">UNIVERSITY</text:span> <text:span text:style-name="T146">OF C</text:span><text:span text:style-name="T147">ALIFORNIA, DAVIS APPLIED MATH SEMINAR </text:span><text:span text:style-name="T146"><text:s/></text:span>(<text:span text:style-name="T147">UC </text:span><text:span text:style-name="T148">D</text:span><text:span text:style-name="T147">avis</text:span><text:span text:style-name="T91">, </text:span><text:span text:style-name="T147">Davis, CA</text:span>)</text:p>
      <text:p text:style-name="P2"><text:span text:style-name="T92"><text:s text:c="12"/></text:span><text:span text:style-name="T106">T</text:span><text:span text:style-name="T100">alk: </text:span><text:span text:style-name="T103">A</text:span><text:span text:style-name="c9dxtc"><text:span text:style-name="T104">pproximation theory and fast direct solvers</text:span></text:span><text:span text:style-name="c9dxtc"><text:span text:style-name="T100"> (</text:span></text:span><text:span text:style-name="c9dxtc"><text:span text:style-name="T103">June </text:span></text:span><text:span text:style-name="c9dxtc"><text:span text:style-name="T100">202</text:span></text:span><text:span text:style-name="c9dxtc"><text:span text:style-name="T102">5</text:span></text:span><text:span text:style-name="c9dxtc"><text:span text:style-name="T100">)</text:span></text:span></text:p>
      <text:p text:style-name="P5"><text:span text:style-name="T90"><text:s text:c="7"/></text:span><text:span text:style-name="T146">20</text:span>. <text:span text:style-name="T146">UNIVERSITY</text:span> <text:span text:style-name="T146">OF CHICAGO CAM SEMINAR </text:span>(<text:span text:style-name="T146">University of Chicago</text:span><text:span text:style-name="T91">, </text:span><text:span text:style-name="T146">Chicago</text:span><text:span text:style-name="T91">, </text:span><text:span text:style-name="T146">IL</text:span>)</text:p>
      <text:p text:style-name="P2"><text:span text:style-name="T92"><text:s text:c="12"/></text:span><text:span text:style-name="T106">T</text:span><text:span text:style-name="T100">alk: </text:span><text:span text:style-name="T102">T</text:span><text:span text:style-name="c9dxtc"><text:span text:style-name="T101">he acoustic wave equation</text:span></text:span><text:span text:style-name="c9dxtc"><text:span text:style-name="T100"> (</text:span></text:span><text:span text:style-name="c9dxtc"><text:span text:style-name="T102">Feb</text:span></text:span><text:span text:style-name="c9dxtc"><text:span text:style-name="T101">.</text:span></text:span><text:span text:style-name="c9dxtc"><text:span text:style-name="T100"> 202</text:span></text:span><text:span text:style-name="c9dxtc"><text:span text:style-name="T102">5</text:span></text:span><text:span text:style-name="c9dxtc"><text:span text:style-name="T100">)</text:span></text:span></text:p>
      <text:p text:style-name="P4"><text:s text:c="7"/>1<text:span text:style-name="T144">9</text:span>. <text:span text:style-name="T91">PRINCETON APPL. AND COMPUTATIONAL MATHEMATICS SEMINAR</text:span> (P<text:span text:style-name="T91">rinceton University, Princeton, NJ</text:span>)</text:p>
      <text:p text:style-name="P1"><text:span text:style-name="T92"><text:s text:c="12"/></text:span><text:span text:style-name="T106">T</text:span><text:span text:style-name="T100">alk: </text:span><text:span text:style-name="T101">Zolotarev numbers and the nonuniform discrete Fourier transform</text:span><text:span text:style-name="c9dxtc"><text:span text:style-name="T100"> (</text:span></text:span><text:span text:style-name="c9dxtc"><text:span text:style-name="T101">Nov.</text:span></text:span><text:span text:style-name="c9dxtc"><text:span text:style-name="T100"> 2024)</text:span></text:span></text:p>
      <text:p text:style-name="P4"><text:s text:c="6"/>1<text:span text:style-name="T91">8</text:span>. <text:s/><text:span text:style-name="T91">MATRIX SEMINAR </text:span>(<text:span text:style-name="T91">University of Reno, Nevada</text:span>)</text:p>
      <text:p text:style-name="P1"><text:span text:style-name="T107"><text:s text:c="11"/></text:span><text:span text:style-name="T96"><text:s/></text:span><text:span text:style-name="T97">T</text:span><text:span text:style-name="T93">alk: </text:span><text:span text:style-name="T94">Zolotarev rational approximation in computational mathematics</text:span><text:span text:style-name="c9dxtc"><text:span text:style-name="T93"> (</text:span></text:span><text:span text:style-name="c9dxtc"><text:span text:style-name="T94">Sept. </text:span></text:span><text:span text:style-name="c9dxtc"><text:span text:style-name="T93">2024)</text:span></text:span></text:p>
      <text:p text:style-name="P14" loext:marker-style-name="T4"><text:span text:style-name="T4"><text:s text:c="6"/>17. SIAM CONF ON APPLIED LINEAR ALGEBRA (Paris, France)</text:span><text:span text:style-name="T4"/></text:p>
      <text:p text:style-name="P14" loext:marker-style-name="T34"><text:span text:style-name="T4"><text:s text:c="12"/></text:span><text:span text:style-name="T34">Plenary talk: </text:span><text:span text:style-name="c9dxtc"><text:span text:style-name="T34">Superfast direct inversion methods for highly structured matrices (May 2024)</text:span></text:span></text:p>
      <text:p text:style-name="P14" loext:marker-style-name="T4"><text:span text:style-name="T4"><text:s text:c="6"/>16. COLLOQUIUM SALIENTIA (Portland State University, Portland, OR)</text:span><text:span text:style-name="T4"/></text:p>
      <text:p text:style-name="P14" loext:marker-style-name="T34"><text:span text:style-name="T4"><text:s text:c="12"/></text:span><text:span text:style-name="T34">Talk: </text:span><text:span text:style-name="c9dxtc"><text:span text:style-name="T34">Designing Specialized Low Rank Methods (March 2024)</text:span></text:span></text:p>
      <text:p text:style-name="P14" loext:marker-style-name="T4"><text:span text:style-name="T4"><text:s text:c="6"/>15. DOMAIN DECOMPOSITION 28 (KAUST, Saudi Arabia)</text:span><text:span text:style-name="T4"/></text:p>
      <text:p text:style-name="P14" loext:marker-style-name="T34"><text:span text:style-name="T4"><text:s text:c="12"/></text:span><text:span text:style-name="T34">Plenary talk: </text:span><text:span text:style-name="c9dxtc"><text:span text:style-name="T34">Superfast inversion methods for highly structured matrices (Feb. 2024)</text:span></text:span></text:p>
      <text:p text:style-name="P14" loext:marker-style-name="T4"><text:span text:style-name="T4"><text:s text:c="6"/>14. APPLIED MATH SEMINAR (University of Washington, Seattle, WA)</text:span><text:span text:style-name="T4"/></text:p>
      <text:p text:style-name="P14" loext:marker-style-name="T34"><text:span text:style-name="T4"><text:s text:c="12"/></text:span><text:span text:style-name="T34">Talk: </text:span><text:span text:style-name="c9dxtc"><text:span text:style-name="T34">Adventures in structured matrix approximation methods (Nov. 2023)</text:span></text:span></text:p>
      <text:p text:style-name="P14" loext:marker-style-name="T4"><text:span text:style-name="T26"><text:s text:c="6"/></text:span><text:span text:style-name="T4">13. 4</text:span><text:span text:style-name="T80">TH</text:span><text:span text:style-name="T4"> BIENNIAL MEETING OF SIAM PACIFIC NORTHWEST (Western Washington Univ., Bellingham, WA)</text:span></text:p>
      <text:p text:style-name="P14" loext:marker-style-name="T29"><text:span text:style-name="T4"><text:tab/></text:span><text:span text:style-name="T29">Plenary Talk: Three big ideas in rational approximation (Oct. 2023)</text:span></text:p>
      <text:p text:style-name="P14" loext:marker-style-name="T4"><text:span text:style-name="T4"><text:s text:c="6"/>12. NUMERICAL ANALYSIS IN THE 21</text:span><text:span text:style-name="T80">st</text:span><text:span text:style-name="T4"> CENTURY (University of Oxford, Oxford, UK)</text:span></text:p>
      <text:p text:style-name="P15" loext:marker-style-name="T29"><text:span text:style-name="T29"><text:s text:c="6"/>Plenary Talk: What can the square root approximation teach us? (Aug. 2023)</text:span><text:span text:style-name="T29"/></text:p>
      <text:p text:style-name="P15" loext:marker-style-name="T4"><text:span text:style-name="T4">11. <text:s/>FLUID MECHANICS AND WAVES SEMINAR (New Jersey Institute of Technology, Newark, NJ)</text:span><text:span text:style-name="T4"/></text:p>
      <text:p text:style-name="P15" loext:marker-style-name="T29"><text:span text:style-name="T4"><text:s text:c="6"/></text:span><text:span text:style-name="T29">Talk: Hierarchical solvers for special linear systems (April 2023)</text:span></text:p>
      <text:p text:style-name="P15" loext:marker-style-name="T4"><text:span text:style-name="T4">10. MATHEMATICS COLLOQUIUM (Temple University, Philadelphia, PA)</text:span><text:span text:style-name="T4"/></text:p>
      <text:p text:style-name="P16" loext:marker-style-name="T4"><text:span text:style-name="T82">Talk: Designing low rank methods via rational functions (Dec. 2022)</text:span><text:span text:style-name="T29"/></text:p>
      <text:p text:style-name="P14" loext:marker-style-name="T4"><text:span text:style-name="T4"><text:s text:c="7"/>9. <text:s/>APPLIED MATHEMATICS COLLOQUIUM (Univ. Colorado at Boulder, Boulder, CO)</text:span><text:span text:style-name="T4"/></text:p>
      <text:p text:style-name="P14" loext:marker-style-name="T29"><text:span text:style-name="T29"><text:s text:c="12"/>Talk: Rational functions in computational mathematics (Nov. 2022)</text:span><text:span text:style-name="T29"/></text:p>
      <text:p text:style-name="P15" loext:marker-style-name="T4"><text:span text:style-name="T4">8. <text:s text:c="2"/>MATHEMATICS COLLOQUIUM (Baylor University, Waco, TX)</text:span><text:span text:style-name="T4"/></text:p>
      <text:p text:style-name="P14" loext:marker-style-name="T29"><text:span text:style-name="T29"><text:s text:c="12"/>Talk: Zolotarev rational functions in computational mathematics (Oct. 2022)</text:span><text:span text:style-name="T29"/></text:p>
      <text:list text:style-name="WWNum9">
        <text:list-item>
          <text:p text:style-name="P17" loext:marker-style-name="T25"><text:span text:style-name="T25">BABUŠKA FORUM SERIES (Univ. Texas at Austin, Austin, TX)</text:span><text:span text:style-name="T25"/></text:p>
        </text:list-item>
      </text:list>
      <text:p text:style-name="P18" loext:marker-style-name="T37"><text:span text:style-name="T37"><text:s text:c="6"/>Talk: </text:span><text:span text:style-name="T34">Computing with rational approximations to the square root (Oct. 2022)</text:span></text:p>
      <text:list text:style-name="WWNum12">
        <text:list-item>
          <text:p text:style-name="P20" loext:marker-style-name="T25"><text:span text:style-name="T4">HOUSEHOLDER XXI: HOUSEHOLDER PRIZE PLENARY LECTURE (Bari, Italy)</text:span><text:span text:style-name="T25"/></text:p>
        </text:list-item>
      </text:list>
      <text:p text:style-name="P18" loext:marker-style-name="T28"><text:span text:style-name="T29"><text:s text:c="6"/>Plenary Talk: The low rank properties of structured matrices: a rational explanation</text:span><text:span text:style-name="T4"> </text:span><text:span text:style-name="T29">(June 2022)</text:span></text:p>
      <text:p text:style-name="P18" loext:marker-style-name="T25"><text:span text:style-name="T4">5. <text:s/></text:span><text:a xlink:type="simple" xlink:href="https://master.researchseminars.org/seminar/CAvid" text:style-name="ListLabel_20_239" text:visited-style-name="ListLabel_20_239"><text:span text:style-name="Hyperlink.3"><text:span text:style-name="T42">CAVID:COMPLEX ANALYSIS VIDEO SEMINAR SERIES</text:span></text:span></text:a><text:span text:style-name="T26"> </text:span><text:span text:style-name="T4">(virtual)</text:span></text:p>
      <text:p text:style-name="P18" loext:marker-style-name="T37"><text:span text:style-name="T29"><text:s text:c="5"/>Talk: Low rank numerical methods via rational function approximation (June 2022)</text:span><text:span text:style-name="T37"/></text:p>
      <text:p text:style-name="P18" loext:marker-style-name="T25"><text:span text:style-name="T4">4. <text:s text:c="2"/>UNIV. DELAWARE NUMERICAL ANALYSIS AND PDE SEMINAR (virtual)</text:span><text:span text:style-name="T25"/></text:p>
      <text:p text:style-name="P18" loext:marker-style-name="T28"><text:span text:style-name="T29"><text:s text:c="6"/>Talk: Low rank methods for structured matrices. (May 2022)</text:span><text:span text:style-name="T39"/></text:p>
      <text:p text:style-name="P14" loext:marker-style-name="T25"><text:span text:style-name="T4"><text:s text:c="6"/>3. <text:s text:c="3"/>UNIV. TEXAS LIBRARIES NATIONAL POETRY MONTH EVENT (virtual)</text:span><text:span text:style-name="T25"/></text:p>
      <text:p text:style-name="P21" loext:marker-style-name="T25"><text:span text:style-name="T29"><text:s text:c="6"/>Talk: </text:span><text:a xlink:type="simple" xlink:href="https://www.lib.utexas.edu/events/494" text:style-name="ListLabel_20_240" text:visited-style-name="ListLabel_20_240"><text:span text:style-name="Hyperlink.4"><text:span text:style-name="T42">The poetry of math and the math of poems</text:span></text:span></text:a><text:span text:style-name="T4"> </text:span><text:span text:style-name="T29">(April 2022</text:span></text:p>
      <text:p text:style-name="P21" loext:marker-style-name="T25"><text:span text:style-name="T50">2. </text:span><text:span text:style-name="T30"><text:s text:c="3"/></text:span><text:span text:style-name="T4">BOISE STATE UNIV. MATHEMATICS COLLOQUIUM (Boise State Univ., Boise, ID)</text:span></text:p>
      <text:p text:style-name="P18" loext:marker-style-name="T37"><text:span text:style-name="T29"><text:s text:c="6"/>Talk: Low rank methods for structured matrices. (Feb. 2022)</text:span><text:span text:style-name="T37"/></text:p>
      <text:list text:style-name="WWNum7">
        <text:list-item>
          <text:p text:style-name="P23" loext:marker-style-name="T25"><text:span text:style-name="T4">CCM SEMINAR SERIES, FLATIRON INSTITUTE (virtual)</text:span><text:span text:style-name="T25"/></text:p>
        </text:list-item>
      </text:list>
      <text:p text:style-name="P24" loext:marker-style-name="T29"><text:span text:style-name="T29"><text:s text:c="4"/>Talk: Designing low rank methods for matrices with displacement structure. (May 2021)</text:span></text:p>
      <text:p text:style-name="P35" loext:marker-style-name="T28"><text:soft-page-break/></text:p>
      <text:p text:style-name="P14" loext:marker-style-name="T26"><text:span text:style-name="T26"><text:s/>SELECTED PRESENTATION</text:span><text:span text:style-name="T27">S</text:span></text:p>
      <text:p text:style-name="P25" loext:marker-style-name="T4"><text:span text:style-name="T4"><text:s text:c="5"/></text:span><text:span text:style-name="T6">2</text:span><text:span text:style-name="T8">2</text:span><text:span text:style-name="T4">. <text:s/></text:span><text:span text:style-name="T7">MITTAG-LEFFLER PROGRAM: INTERFACES AND UNFITTED DISCRETIZATIONS (Djursholm, Sweden)</text:span></text:p>
      <text:p text:style-name="P25" loext:marker-style-name="T4"><text:span text:style-name="T31"><text:tab/></text:span><text:span text:style-name="T30"> </text:span><text:span text:style-name="T31">Talk: Contour Integration to the rescue</text:span><text:span text:style-name="T29"> (</text:span><text:span text:style-name="T31">Sept. </text:span><text:span text:style-name="T29">202</text:span><text:span text:style-name="T30">5</text:span><text:span text:style-name="T29">)</text:span></text:p>
      <text:p text:style-name="P80" loext:marker-style-name="T4"><text:span text:style-name="T4"><text:s text:c="5"/></text:span><text:span text:style-name="T8">21</text:span><text:span text:style-name="T4">. <text:s/></text:span><text:span text:style-name="T8">5</text:span><text:span text:style-name="T80">TH</text:span><text:span text:style-name="T4"> BIENNIAL MEETING OF SIAM PACIFIC NORTHWEST (</text:span><text:span text:style-name="T8">Univ</text:span><text:span text:style-name="T4">. </text:span><text:span text:style-name="T8">of Washington</text:span><text:span text:style-name="T4">, Bellingham, WA)</text:span></text:p>
      <text:p text:style-name="P26" loext:marker-style-name="T29"><text:span text:style-name="T29"><text:tab/>Talk: </text:span><text:span text:style-name="T32">Picking Proxy Points </text:span><text:span text:style-name="T29">(Oct. 202</text:span><text:span text:style-name="T32">5</text:span><text:span text:style-name="T29">)</text:span></text:p>
      <text:p text:style-name="P26" loext:marker-style-name="T4"><text:span text:style-name="T4"><text:s text:c="5"/></text:span><text:span text:style-name="T8">20</text:span><text:span text:style-name="T4">. <text:s/></text:span><text:span text:style-name="T8">NSF COMPMATH MEETING</text:span><text:span text:style-name="T4"> (</text:span><text:span text:style-name="T8">University of Utah</text:span><text:span text:style-name="T4">, </text:span><text:span text:style-name="T8">Salt Lake City</text:span><text:span text:style-name="T4">, </text:span><text:span text:style-name="T8">UT</text:span><text:span text:style-name="T4">)</text:span></text:p>
      <text:p text:style-name="P26" loext:marker-style-name="T29"><text:span text:style-name="T29"><text:tab/>Talk: A fast direct method for the nonuniform discrete Fourier transform (</text:span><text:span text:style-name="T32">May</text:span><text:span text:style-name="T29">. 202</text:span><text:span text:style-name="T32">5</text:span><text:span text:style-name="T29">)</text:span></text:p>
      <text:p text:style-name="P3" loext:marker-style-name="T4"><text:span text:style-name="T4"><text:s text:c="5"/>19. <text:s/>4</text:span><text:span text:style-name="T80">TH</text:span><text:span text:style-name="T4"> BIENNIAL MEETING OF SIAM PACIFIC NORTHWEST (Western Washington Univ., Bellingham, WA)</text:span></text:p>
      <text:p text:style-name="P25" loext:marker-style-name="T29"><text:span text:style-name="T4"><text:tab/></text:span><text:span text:style-name="T29">Talk: A fast direct method for the nonuniform discrete Fourier transform (Oct. 2023)</text:span></text:p>
      <text:p text:style-name="P14" loext:marker-style-name="T4"><text:span text:style-name="T26"><text:s text:c="5"/></text:span><text:span text:style-name="T4">18. <text:s text:c="2"/>COMPLEX ANALYSIS: TECHNIQUES, APPLICATIONS, AND COMPUTATIONS</text:span></text:p>
      <text:p text:style-name="P16" loext:marker-style-name="T4"><text:span text:style-name="T4"><text:s/>(Cambridge University, Cambride UK)</text:span><text:span text:style-name="T4"/></text:p>
      <text:p text:style-name="P14" loext:marker-style-name="T29"><text:span text:style-name="T4"><text:tab/></text:span><text:span text:style-name="T29">Talk: Zolotarev numbers and inverse nonuniform discrete Fourier transforms. (July 2023)</text:span></text:p>
      <text:p text:style-name="P14" loext:marker-style-name="T4"><text:span text:style-name="T4"><text:s text:c="5"/>17. <text:s text:c="2"/>SIAM ANNUAL MEETING 2022 (Pittsburgh, PA)</text:span><text:span text:style-name="T4"/></text:p>
      <text:p text:style-name="P14" loext:marker-style-name="T37"><text:span text:style-name="T83"><text:s text:c="13"/></text:span><text:a xlink:type="simple" xlink:href="https://heatherw3521.github.io/REFIT_POSTER_all.pdf" text:style-name="Internet_20_link" text:visited-style-name="Visited_20_Internet_20_Link"><text:span text:style-name="Internet_20_link"><text:span text:style-name="T84">Poster: Data-driven computing with trigonometric rational functions</text:span></text:span></text:a><text:span text:style-name="T29"> (July 2022)</text:span></text:p>
      <text:p text:style-name="P14" loext:marker-style-name="T25"><text:span text:style-name="T26"><text:s text:c="5"/></text:span><text:span text:style-name="T4">16. <text:s/></text:span><text:span text:style-name="T26"><text:s/></text:span><text:bookmark-start text:name="_Hlk115957223"/><text:span text:style-name="Hyperlink.3"><text:span text:style-name="T137">RISING STARS</text:span></text:span><text:bookmark-end text:name="_Hlk115957223"/><text:span text:style-name="Hyperlink.3"><text:span text:style-name="T137"> </text:span></text:span><text:span text:style-name="T4">2022 (Sandia Labs, Albuquerque, NM)</text:span></text:p>
      <text:p text:style-name="P14" loext:marker-style-name="T28"><text:span text:style-name="T4"><text:s text:c="13"/></text:span><text:span text:style-name="T29">Talk: Data-driven computing with trigonometric rational functions (April 2022)</text:span><text:span text:style-name="T26"> <text:s text:c="6"/></text:span></text:p>
      <text:p text:style-name="P14" loext:marker-style-name="T25"><text:span text:style-name="T26"><text:s text:c="5"/></text:span><text:span text:style-name="T4">15. <text:s text:c="3"/>2021 CONFERENCE ON FAST DIRECT SOLVERS (virtual)</text:span></text:p>
      <text:p text:style-name="P14" loext:marker-style-name="T28"><text:span text:style-name="T4"><text:s text:c="12"/></text:span><text:span text:style-name="T29">Talk: Designing low rank methods for matrices with displacement structure. (Oct. 2021)</text:span><text:span text:style-name="T26"> <text:s text:c="4"/></text:span></text:p>
      <text:p text:style-name="Default" loext:marker-style-name="T52"><text:span text:style-name="T4"><text:s text:c="5"/>14.</text:span><text:span text:style-name="T86"><text:tab/></text:span><text:span text:style-name="T4">GAMM 2021 (virtual</text:span><text:span text:style-name="T15">) <text:s/></text:span></text:p>
      <text:p text:style-name="P27" loext:marker-style-name="T37"><text:span text:style-name="T29">Talk: Compression properties and rank-structured solvers for Toeplitz, Vandermonde and related </text:span><text:span text:style-name="T37"><text:tab/><text:tab/> <text:s text:c="16"/></text:span><text:span text:style-name="T29">linear systems (March 2021)</text:span></text:p>
      <text:p text:style-name="Default" loext:marker-style-name="T52"><text:span text:style-name="T4"><text:s text:c="5"/>13.</text:span><text:span text:style-name="T86"><text:tab/></text:span><text:span text:style-name="T4">SIAM ANNUAL MEETING (virtual</text:span><text:span text:style-name="T15">) <text:s/></text:span></text:p>
      <text:p text:style-name="P16" loext:marker-style-name="T37"><text:span text:style-name="T29">Talk: Computing with rational approximations with applications in signal processing (July 2020)</text:span></text:p>
      <text:p text:style-name="Default" loext:marker-style-name="T52"><text:span text:style-name="T4"><text:s text:c="5"/>12.</text:span><text:span text:style-name="T86"><text:tab/></text:span><text:span text:style-name="T4">27th BIENNIAL NUMERICAL ANALYSIS CONFERENCE (Univ. of Strathclyde, Strathclyde, UK</text:span><text:span text:style-name="T15">) <text:s/></text:span></text:p>
      <text:p text:style-name="P16" loext:marker-style-name="T37"><text:span text:style-name="T29">Talk:</text:span><text:span text:style-name="T26"> </text:span><text:span text:style-name="T29">Compression properties in rank-structured solvers for Toeplitz linear systems (June 2019)</text:span></text:p>
      <text:p text:style-name="P16" loext:marker-style-name="T39"><text:span text:style-name="T38">awarded SIAM UKIE prize: Best student presentation</text:span><text:span text:style-name="T39"/></text:p>
      <text:p text:style-name="Default" loext:marker-style-name="T52"><text:span text:style-name="T4"><text:s text:c="5"/>11.</text:span><text:span text:style-name="T86"><text:tab/></text:span><text:span text:style-name="T4">APPROXIMATION THEORY 16 (Vanderbilt University, Nashville, TN</text:span><text:span text:style-name="T15">) <text:s/></text:span></text:p>
      <text:p text:style-name="P16" loext:marker-style-name="T37"><text:span text:style-name="T29">Talk:</text:span><text:span text:style-name="T26"> </text:span><text:span text:style-name="T46">Rational </text:span><text:span text:style-name="T29">approximation in s</text:span><text:span text:style-name="T16">uperfast </text:span><text:span text:style-name="T29">rank-structured solvers (May 2019)</text:span></text:p>
      <text:p text:style-name="Default" loext:marker-style-name="T52"><text:span text:style-name="T4"><text:s text:c="5"/>10.</text:span><text:span text:style-name="T86"><text:tab/></text:span><text:span text:style-name="T4">EPFL Numerical Analysis Group</text:span><text:span text:style-name="T87"> </text:span><text:span text:style-name="T4">(EPFL, Lausanne, Switzerland</text:span><text:span text:style-name="T15">) <text:s/></text:span></text:p>
      <text:p text:style-name="P16" loext:marker-style-name="T37"><text:span text:style-name="T29">Talk:</text:span><text:span text:style-name="T26"> </text:span><text:span text:style-name="T29">Numerical computing in polar and spherical geometries</text:span><text:span text:style-name="T26"> </text:span><text:span text:style-name="T29">(Dec. 2018)</text:span></text:p>
      <text:p text:style-name="P47" loext:marker-style-name="T52"><text:span text:style-name="T4">9.</text:span><text:span text:style-name="T86"><text:tab/></text:span><text:span text:style-name="T4">EPFL Numerical Analysis Group</text:span><text:span text:style-name="T87"> </text:span><text:span text:style-name="T4">(EPFL, Lausanne, Switzerland</text:span><text:span text:style-name="T15">) <text:s/></text:span></text:p>
      <text:p text:style-name="P16" loext:marker-style-name="T37"><text:span text:style-name="T29">Talk:</text:span><text:span text:style-name="T26"> <text:s/></text:span><text:span text:style-name="T29">On the singular values of matrices with high displacement rank (Nov. 2018)</text:span></text:p>
      <text:p text:style-name="P47" loext:marker-style-name="T52"><text:span text:style-name="T4">8.</text:span><text:span text:style-name="T86"><text:tab/></text:span><text:span text:style-name="T4">ICOSAHOM</text:span><text:span text:style-name="T87"> </text:span><text:span text:style-name="T4">(Imperial College London, UK</text:span><text:span text:style-name="T15">) <text:s/></text:span></text:p>
      <text:p text:style-name="P16" loext:marker-style-name="T37"><text:span text:style-name="T29">Talk:</text:span><text:span text:style-name="T26"> <text:s/></text:span><text:span text:style-name="T29">A low rank and spectrally accurate elliptic PDE solver (July 2018)</text:span></text:p>
      <text:p text:style-name="P47" loext:marker-style-name="T52"><text:span text:style-name="T4">7.</text:span><text:span text:style-name="T86"><text:tab/></text:span><text:span text:style-name="T15">SIAM CONF. <text:s/>ON COMPUTATIONAL SCIENCE AND ENGINEERING (Atlanta, GA)</text:span></text:p>
      <text:p text:style-name="P16" loext:marker-style-name="T37"><text:span text:style-name="T29">Talk:</text:span><text:span text:style-name="T53"> </text:span><text:span text:style-name="T29">A factored ADI method for Sylvester equations with high-rank right-hand sides (Feb. 2017)</text:span></text:p>
      <text:p text:style-name="P47" loext:marker-style-name="T52"><text:span text:style-name="T4">6.</text:span><text:span text:style-name="T86"><text:tab/></text:span><text:span text:style-name="T15">SIAM CONF. <text:s/>ON COMPUTATIONAL SCIENCE AND ENGINEERING (Atlanta, GA)</text:span></text:p>
      <text:p text:style-name="P16" loext:marker-style-name="T37"><text:span text:style-name="T29">Poster:</text:span><text:span text:style-name="T53"> </text:span><text:span text:style-name="T29">Numerical computing with functions in spherical and polar geometries (Feb. 2017)</text:span></text:p>
      <text:p text:style-name="P47" loext:marker-style-name="T52"><text:span text:style-name="T4">5.</text:span><text:span text:style-name="T86"><text:tab/></text:span><text:span text:style-name="T15">WORKSHOP ON FAST DIRECT SOLVERS (Purdue Univ., Lafayette, IN) <text:s/></text:span></text:p>
      <text:p text:style-name="P16" loext:marker-style-name="T37"><text:span text:style-name="T29">Talk:</text:span><text:span text:style-name="T53"> </text:span><text:span text:style-name="T29">Numerical computing with functions on the sphere and disk (Nov. 2016)</text:span></text:p>
      <text:p text:style-name="P47" loext:marker-style-name="T52"><text:span text:style-name="T4">4.</text:span><text:span text:style-name="T86"><text:tab/></text:span><text:span text:style-name="T15">SCIENTIFIC COMPUTING AND NUM. ANALY. SEMINAR (Cornell University, Ithaca, NY) <text:s/></text:span></text:p>
      <text:p text:style-name="P16" loext:marker-style-name="T37"><text:span text:style-name="T29">Talk:</text:span><text:span text:style-name="T53"> </text:span><text:span text:style-name="T29">Numerical computing with functions on the sphere and disk (Sept. 2016)</text:span></text:p>
      <text:p text:style-name="P47" loext:marker-style-name="T37"><text:span text:style-name="T4">3.</text:span><text:span text:style-name="T86"><text:tab/></text:span><text:span text:style-name="T4">SIAM ANNUAL MEETING (Boston, MA)</text:span></text:p>
      <text:p text:style-name="P16" loext:marker-style-name="T37"><text:span text:style-name="T29">Talk: Numerical computing in polar and spherical geometries (July 2016)</text:span><text:span text:style-name="T37"/></text:p>
      <text:p text:style-name="P47" loext:marker-style-name="T52"><text:span text:style-name="T4">2.</text:span><text:span text:style-name="T86"><text:tab/></text:span><text:span text:style-name="T4">OXFORD NUM. ANALYS. GROUP SEMINAR (University of Oxford, Oxford, UK) <text:s/></text:span></text:p>
      <text:p text:style-name="P16" loext:marker-style-name="T37"><text:span text:style-name="T29">Talk: Computing with functions on the sphere and disk (July 2016)</text:span><text:span text:style-name="T37"/></text:p>
      <text:p text:style-name="P47" loext:marker-style-name="T52"><text:span text:style-name="T4">1.</text:span><text:span text:style-name="T86"><text:tab/></text:span><text:span text:style-name="T15">PACIFIC NORTHWEST NUMERICAL ANALYSIS SEMINAR</text:span></text:p>
      <text:p text:style-name="P16" loext:marker-style-name="T54"><text:a xlink:type="simple" xlink:href="https://heatherw3521.github.io/poster.pdf" text:style-name="ListLabel_20_238" text:visited-style-name="ListLabel_20_238"><text:span text:style-name="Hyperlink.2"><text:span text:style-name="T29">Poster: Computing with functions on the sphere and disk</text:span></text:span></text:a><text:span text:style-name="T72"> </text:span><text:span text:style-name="T29">(Oct. 2015)</text:span></text:p>
      <text:p text:style-name="P16" loext:marker-style-name="T54"><text:span text:style-name="T29"/></text:p>
      <text:p text:style-name="P41" loext:marker-style-name="T25"><text:soft-page-break/></text:p>
      <text:p text:style-name="P14" loext:marker-style-name="T13"><text:span text:style-name="T13">SOFTWARE DEVELOPMENT</text:span></text:p>
      <text:p text:style-name="P12" loext:marker-style-name="T25"><text:span text:style-name="T87">O<text:tab/></text:span><text:a xlink:type="simple" xlink:href="https://github.com/heatherw3521/time-frequency-acousticwaves" text:style-name="Internet_20_link" text:visited-style-name="Visited_20_Internet_20_Link"><text:span text:style-name="Internet_20_link"><text:span text:style-name="T85">Time-frequency acoustic waves: a MATLAB package </text:span></text:span></text:a></text:p>
      <text:p text:style-name="P12"><text:span text:style-name="Internet_20_link"><text:span text:style-name="T139">Open source code </text:span></text:span><text:span text:style-name="Internet_20_link"><text:span text:style-name="T138">for solving the acoustic wave equation </text:span></text:span><text:span text:style-name="Internet_20_link"><text:span text:style-name="T139">via time-frequency </text:span></text:span><text:span text:style-name="Internet_20_link"><text:span text:style-name="T138">boundary integral equation method</text:span></text:span><text:span text:style-name="Internet_20_link"><text:span text:style-name="T140">s</text:span></text:span><text:span text:style-name="T4"> </text:span></text:p>
      <text:p text:style-name="P47" loext:marker-style-name="T25"><text:span text:style-name="T87">o<text:tab/></text:span><text:a xlink:type="simple" xlink:href="https://github.com/heatherw3521/REfit" text:style-name="ListLabel_20_243" text:visited-style-name="ListLabel_20_243"><text:span text:style-name="Hyperlink.2"><text:span text:style-name="T4">REfit</text:span></text:span></text:a><text:span text:style-name="T4"> </text:span></text:p>
      <text:p text:style-name="P47" loext:marker-style-name="T25"><text:span text:style-name="T4">Open-source code for computing with trigonometric rational functions and exponential sums <text:s/></text:span><text:span text:style-name="T25"/></text:p>
      <text:p text:style-name="P47" loext:marker-style-name="T25"><text:span text:style-name="T87">o<text:tab/></text:span><text:a xlink:type="simple" xlink:href="https://github.com/ajt60gaibb/freeLYAP" text:style-name="ListLabel_20_243" text:visited-style-name="ListLabel_20_243"><text:span text:style-name="Hyperlink.2"><text:span text:style-name="T4">freeLyap</text:span></text:span></text:a><text:span text:style-name="T24"> </text:span><text:span text:style-name="T4">Iterative solvers package</text:span></text:p>
      <text:p text:style-name="P47" loext:marker-style-name="T25"><text:span text:style-name="T4">Open-source code for solving Sylvester and Lyapunov matrix equations </text:span><text:span text:style-name="T25"/></text:p>
      <text:p text:style-name="P47" loext:marker-style-name="T25"><text:span text:style-name="T87">o<text:tab/></text:span><text:a xlink:type="simple" xlink:href="https://www.chebfun.org/" text:style-name="ListLabel_20_244" text:visited-style-name="ListLabel_20_244"><text:span text:style-name="Hyperlink.2"><text:span text:style-name="T15">CHEBFUN PROJECT</text:span></text:span></text:a></text:p>
      <text:p text:style-name="P19" loext:marker-style-name="T47"><text:span text:style-name="T29">Spherefun </text:span><text:span text:style-name="T4">and </text:span><text:span text:style-name="T16">Diskfun</text:span><text:span text:style-name="T4"> in the open-source project </text:span><text:span text:style-name="T47">Chebfun </text:span></text:p>
      <text:p text:style-name="P28" loext:marker-style-name="T20"><text:span text:style-name="T21">SELECTED FELLOWSHIPS, </text:span><text:span text:style-name="T22">GRANTS, </text:span><text:span text:style-name="T21">AND AWARDS</text:span></text:p>
      <text:p text:style-name="P10"><text:span text:style-name="T87">o<text:tab/></text:span><text:span text:style-name="T4">National Science Foundation </text:span><text:span text:style-name="T9">Grant (DMS-2410045): </text:span><text:span text:style-name="T33">Rational Approximation for New Structured Methods in Numerical Linear Algebra</text:span><text:span text:style-name="T9"> </text:span><text:span text:style-name="T4">(202</text:span><text:span text:style-name="T9">3-2027</text:span><text:span text:style-name="T4">)</text:span></text:p>
      <text:p text:style-name="P47" loext:marker-style-name="T25"><text:span text:style-name="T87">o<text:tab/></text:span><text:a xlink:type="simple" xlink:href="https://users.ba.cnr.it/iac/irmanm21/HHXXI/hhprize.html" text:style-name="ListLabel_20_245" text:visited-style-name="ListLabel_20_245"><text:span text:style-name="Hyperlink.1"><text:span text:style-name="T4">Householder Prize</text:span></text:span></text:a><text:span text:style-name="T4"> (2022)</text:span></text:p>
      <text:p text:style-name="P47" loext:marker-style-name="T25"><text:span text:style-name="T87">o<text:tab/></text:span><text:a xlink:type="simple" xlink:href="https://math.cornell.edu/heather-wilber-awarded-awm-dissertation-prize" text:style-name="ListLabel_20_245" text:visited-style-name="ListLabel_20_245"><text:span text:style-name="Hyperlink.1"><text:span text:style-name="T4">AWM Dissertation Prize</text:span></text:span></text:a><text:span text:style-name="T4"> (2022)</text:span></text:p>
      <text:p text:style-name="P47" loext:marker-style-name="T55"><text:span text:style-name="T87">o<text:tab/></text:span><text:span text:style-name="T4">National Science Foundation Mathematical Sciences Postdoctoral Research Fellowship (2021)</text:span></text:p>
      <text:p text:style-name="P47" loext:marker-style-name="T25"><text:span text:style-name="T87">o<text:tab/></text:span><text:span text:style-name="T4">SIAM UKIE prize: Best student presentation, 27th Biennial Numerical Analysis conference (2019)</text:span></text:p>
      <text:p text:style-name="P50" loext:marker-style-name="T25"><text:span text:style-name="T87">o<text:tab/></text:span><text:span text:style-name="T4">National Science Foundation Graduate Research Fellowship (NSF GRF) (2016)</text:span></text:p>
      <text:p text:style-name="P47" loext:marker-style-name="T25"><text:span text:style-name="T87">o<text:tab/></text:span><text:a xlink:type="simple" xlink:href="https://www.boisestate.edu/graduatecollege/distinguished-scholarship-awards/" text:style-name="ListLabel_20_245" text:visited-style-name="ListLabel_20_245"><text:span text:style-name="Hyperlink.1"><text:span text:style-name="T4">Distinguished Thesis Award </text:span></text:span></text:a><text:span text:style-name="T4">(2017)</text:span></text:p>
      <text:p text:style-name="P47" loext:marker-style-name="T25"><text:span text:style-name="T87">o<text:tab/></text:span><text:a xlink:type="simple" xlink:href="https://www.boisestate.edu/coas/blog/2015/09/22/math-student-receives-prestigious-nasa-fellowship/" text:style-name="ListLabel_20_245" text:visited-style-name="ListLabel_20_245"><text:span text:style-name="Hyperlink.1"><text:span text:style-name="T4">National Aeronautics and Space Administration (NASA) <text:s/>Fellowship Award</text:span></text:span></text:a><text:span text:style-name="T4"> (2015-2016)</text:span><text:span text:style-name="T25"><text:tab/></text:span></text:p>
      <text:p text:style-name="P47" loext:marker-style-name="T25"><text:span text:style-name="T25"><text:tab/></text:span><text:span text:style-name="T25"/></text:p>
      <text:p text:style-name="P14" loext:marker-style-name="T21"><text:span text:style-name="T21">ADVISING</text:span></text:p>
      <text:p text:style-name="P14" loext:marker-style-name="T21"><text:span text:style-name="T21"/></text:p>
      <text:p text:style-name="P79" loext:marker-style-name="T21"><text:span text:style-name="T45"><text:tab/></text:span><text:span text:style-name="T21">PhD Students: </text:span></text:p>
      <text:list text:style-name="WWNum26">
        <text:list-item>
          <text:p text:style-name="P59">Wietse Vaes, <text:span text:style-name="T152">c</text:span>o-Advisor, Committee <text:span text:style-name="T152">c</text:span>o-chair, PhD dissertation (Spring 2024--)</text:p>
        </text:list-item>
        <text:list-item>
          <text:p text:style-name="P59">Levent Batakci, Advisor for Structmats coding project <text:span text:style-name="T151">+ dissertation committee member</text:span> </text:p>
          <text:p text:style-name="P59">(Spring 2024--)</text:p>
        </text:list-item>
        <text:list-item>
          <text:p text:style-name="P60">Arjun Sethi-Olowin, <text:span text:style-name="T152">c</text:span>o-Advisor, Committee <text:span text:style-name="T152">c</text:span>o-chair, PhD dissertation (Spring 2024---)</text:p>
        </text:list-item>
        <text:list-item>
          <text:p text:style-name="P53"><text:span text:style-name="T3">Emily Zhang, Advisor, </text:span><text:span text:style-name="T66">Committee chair, PhD dissertation </text:span><text:span text:style-name="T3">(Autumn 2025--)</text:span></text:p>
        </text:list-item>
        <text:list-item>
          <text:p text:style-name="P56"><text:span text:style-name="T3">Laura Thomas, Advisor, Committee char, PhD dissertation (Autumn 2025--)</text:span></text:p>
        </text:list-item>
      </text:list>
      <text:p text:style-name="P54"><text:span text:style-name="T3"/></text:p>
      <text:list text:continue-numbering="true" text:style-name="WWNum26">
        <text:list-item>
          <text:p text:style-name="P53"><text:span text:style-name="T66">Jenny Green</text:span><text:span text:style-name="T3">, Advisor for </text:span><text:span text:style-name="T66">NUDFT 2D</text:span><text:span text:style-name="T3"> project (</text:span><text:span text:style-name="T66">Spring</text:span><text:span text:style-name="T3"> 202</text:span><text:span text:style-name="T66">6—Fall 2027</text:span><text:span text:style-name="T3">)</text:span></text:p>
        </text:list-item>
        <text:list-item>
          <text:p text:style-name="P55"><text:span text:style-name="T3">Sejal Gupta, Advisor for low rank dynamical systems project </text:span><text:span text:style-name="T67">(</text:span><text:span text:style-name="T66">Spring</text:span><text:span text:style-name="T67"> 202</text:span><text:span text:style-name="T66">6—Fall 2027</text:span><text:span text:style-name="T67">)</text:span></text:p>
        </text:list-item>
      </text:list>
      <text:p text:style-name="P54"><text:span text:style-name="T4"/></text:p>
      <text:list text:continue-numbering="true" text:style-name="WWNum26">
        <text:list-item>
          <text:p text:style-name="P62">Kaitlynn Lilly, Committee member, PhD dissertation (Fall 2024--)</text:p>
        </text:list-item>
        <text:list-item>
          <text:p text:style-name="P62"><text:span text:style-name="T3">Charbel Abi Younes, Committee member, PhD dissertation (Spring 2024--)</text:span></text:p>
        </text:list-item>
        <text:list-item>
          <text:p text:style-name="P62"><text:span text:style-name="T3">C</text:span><text:span text:style-name="T66">ade Ballew</text:span><text:span text:style-name="T3">, Committee member, PhD dissertation (</text:span><text:span text:style-name="T66">Autumn</text:span><text:span text:style-name="T3"> 202</text:span><text:span text:style-name="T66">5</text:span><text:span text:style-name="T3">--)</text:span></text:p>
        </text:list-item>
        <text:list-item>
          <text:p text:style-name="P63"><text:span text:style-name="T3">Payton Greta-Howell, Committee member, PhD dissertation (Autumn 2025--)</text:span></text:p>
        </text:list-item>
        <text:list-item>
          <text:p text:style-name="P63"><text:span text:style-name="T3">Ziqi Huang, Committee member, PhD dissertation (Autumn 2025--)</text:span></text:p>
        </text:list-item>
      </text:list>
      <text:p text:style-name="P64"><text:span text:style-name="T3"/></text:p>
      <text:list text:continue-numbering="true" text:style-name="WWNum26">
        <text:list-item>
          <text:p text:style-name="P67"><text:span text:style-name="T3">Astrid Herremanns (KU Leuven), external examiner, PhD dissertation (Summer 2026)</text:span></text:p>
        </text:list-item>
        <text:list-item>
          <text:p text:style-name="P66"><text:span text:style-name="T3">Melanie Kirchies (TU Chemnitz), external examiner, PhD dissertation (</text:span><text:span text:style-name="T68">Autumn</text:span><text:span text:style-name="T3"> 2024)</text:span></text:p>
        </text:list-item>
      </text:list>
      <text:p text:style-name="P79" loext:marker-style-name="T21"><text:span text:style-name="T21"/></text:p>
      <text:p text:style-name="P79" loext:marker-style-name="T21"><text:span text:style-name="T45"><text:tab/></text:span><text:span text:style-name="T21">M.S. Students:</text:span></text:p>
      <text:list text:continue-numbering="true" text:style-name="WWNum26">
        <text:list-item>
          <text:p text:style-name="P52"><text:span text:style-name="T58">Bryce Parry</text:span><text:span text:style-name="T56">, Committee chair, M.S. thesis (</text:span><text:span text:style-name="T58">Spring</text:span><text:span text:style-name="T56"> 202</text:span><text:span text:style-name="T58">6</text:span><text:span text:style-name="T56">—</text:span><text:span text:style-name="T59">Spring 202</text:span><text:span text:style-name="T58">7</text:span><text:span text:style-name="T56">) </text:span></text:p>
        </text:list-item>
        <text:list-item>
          <text:p text:style-name="P57"><text:span text:style-name="T149">Daniel Dou, Committee chair, M.S. thesis (Autumn 2023—</text:span><text:span text:style-name="T150">Spring 2025</text:span><text:span text:style-name="T149">) </text:span></text:p>
          <text:p text:style-name="P61"><text:span text:style-name="T26">* Daniel will be continuing mathematical research as a PhD student at Michigan State University </text:span></text:p>
        </text:list-item>
      </text:list>
      <text:p text:style-name="P79" loext:marker-style-name="T21"><text:span text:style-name="T21"/></text:p>
      <text:p text:style-name="P79" loext:marker-style-name="T21"><text:span text:style-name="T45"><text:tab/></text:span><text:span text:style-name="T21">Undergraduate Students</text:span></text:p>
      <text:list text:continue-numbering="true" text:style-name="WWNum26">
        <text:list-item>
          <text:p text:style-name="P51"><text:span text:style-name="T57">Raaga Vangala</text:span><text:span text:style-name="T56">, </text:span><text:span text:style-name="T57">Advisor for undergraduate research project/</text:span><text:span text:style-name="T58">thesis</text:span><text:span text:style-name="T57">, </text:span><text:span text:style-name="T63">New methods in bivariate approximation via rational functions.</text:span><text:span text:style-name="T60"> (Summer 2025—</text:span><text:span text:style-name="T61">Spring 2026</text:span><text:span text:style-name="T60">)</text:span></text:p>
        </text:list-item>
        <text:list-item>
          <text:p text:style-name="P58"><text:span text:style-name="T149">Josephine Thacher-Noone, Advisor for undergraduate research project,</text:span><text:span text:style-name="T143"> Halofun: </text:span><text:span text:style-name="T149">s</text:span><text:span text:style-name="T143">pectral methods and low rank computations on annuli. </text:span><text:span text:style-name="T145">(Summer 2024—Spring 2025)</text:span></text:p>
          <text:p text:style-name="P60"><text:span text:style-name="T62">* Josephine was awarded an NSF graduate research fellowship for work related to this project and a Boeing undergraduate research award.</text:span></text:p>
        </text:list-item>
        <text:list-item>
          <text:p text:style-name="P65"><text:soft-page-break/><text:span text:style-name="T65">Kalliah Severman, Chris Lu, Wietse Vaes, Supervisor for WXML project: </text:span><text:span text:style-name="T64">Finite element methods for advection-diffusion. </text:span><text:span text:style-name="T65">(Fall 2024)</text:span></text:p>
          <text:p text:style-name="P42"/>
        </text:list-item>
      </text:list>
      <text:p text:style-name="P14" loext:marker-style-name="T20"><text:span text:style-name="T21">PROFESSIONAL ACTIVITIES</text:span></text:p>
      <text:list text:style-name="WWNum4">
        <text:list-item>
          <text:p text:style-name="P43">SIAM <text:s/>LA 2027 Organizing Committee (Los Angeles, CA)<text:tab/><text:tab/><text:tab/><text:tab/>June 2027</text:p>
        </text:list-item>
        <text:list-item>
          <text:p text:style-name="P69"><text:span text:style-name="T43">I</text:span><text:span text:style-name="T44">LAS Scientific Organizing Committee (Blacksburg, VA)<text:tab/><text:tab/><text:tab/><text:tab/><text:tab/>May 2026</text:span></text:p>
        </text:list-item>
        <text:list-item>
          <text:p text:style-name="P73"><text:span text:style-name="T5">SIAM PNW chapter treasurer<text:tab/><text:tab/><text:tab/><text:tab/><text:tab/></text:span><text:span text:style-name="T4"><text:tab/><text:tab/><text:tab/></text:span><text:span text:style-name="T5">Aug</text:span><text:span text:style-name="T4"> 2024-</text:span><text:span text:style-name="T5">present</text:span></text:p>
        </text:list-item>
        <text:list-item>
          <text:p text:style-name="P75"><text:span text:style-name="T4">Guest </text:span><text:span text:style-name="T5">E</text:span><text:span text:style-name="T4">ditor: Research in Math. Sci., Special edition </text:span><text:span text:style-name="T29">Rational approximation and </text:span></text:p>
          <text:p text:style-name="P75"><text:span text:style-name="T29">Its Appl. (to be published in 2026)<text:tab/><text:tab/><text:tab/><text:tab/><text:tab/><text:tab/><text:tab/></text:span><text:span text:style-name="T49">Jan 2026-present</text:span></text:p>
        </text:list-item>
        <text:list-item>
          <text:p text:style-name="P71" loext:marker-style-name="T4"><text:span text:style-name="T4">Referee: App. Math.</text:span> Letters, <text:span text:style-name="T4">SIAM J. Scientific Computing, </text:span><text:span text:style-name="T11">SIAM J. Matrix Analysis, </text:span></text:p>
          <text:p text:style-name="P71" loext:marker-style-name="T4"><text:span text:style-name="T11">SIAM J. Numerical Analysis, </text:span><text:span text:style-name="T4">J. Comp. Physics, <text:s text:c="16"/><text:tab/><text:tab/><text:tab/><text:tab/></text:span></text:p>
          <text:p text:style-name="P70" loext:marker-style-name="T4"><text:span text:style-name="T4">IMA J. of Num. Analysis, Arkiv der Mathematik, BIT numerical methods, </text:span></text:p>
          <text:p text:style-name="P70" loext:marker-style-name="T4"><text:span text:style-name="T4">Amer. Math. Soc., Adv. in Comp. Math., Electr. Trans. on Num. Analysis<text:tab/><text:tab/><text:tab/></text:span><text:span text:style-name="T11">Ongoing</text:span></text:p>
        </text:list-item>
        <text:list-item>
          <text:p text:style-name="P72" loext:marker-style-name="T4"><text:span text:style-name="T4">Organizer: Banff International Research Institute workshop </text:span></text:p>
          <text:p text:style-name="P72" loext:marker-style-name="T4"><text:span text:style-name="T11"><text:s/>“</text:span><text:span text:style-name="T12">Women in numerical PDEs</text:span><text:span text:style-name="T11">”<text:tab/> <text:s text:c="12"/><text:tab/><text:tab/><text:tab/><text:tab/><text:tab/><text:tab/></text:span><text:span text:style-name="T12">March</text:span><text:span text:style-name="T11"> 202</text:span><text:span text:style-name="T12">6</text:span></text:p>
        </text:list-item>
        <text:list-item>
          <text:p text:style-name="P74"><text:span text:style-name="T4">Minisymposium organizer/co-chair: </text:span><text:span text:style-name="T10">5</text:span><text:span text:style-name="T81">th</text:span><text:span text:style-name="T10"> BIENNIAL </text:span><text:span text:style-name="T9">SIAM </text:span><text:span text:style-name="T10">PNW</text:span><text:span text:style-name="T4">, (</text:span><text:span text:style-name="T10">Seattle</text:span><text:span text:style-name="T4">, </text:span><text:span text:style-name="T10">WA</text:span><text:span text:style-name="T4">)<text:tab/><text:tab/></text:span><text:span text:style-name="T10">Oct. 2025</text:span></text:p>
        </text:list-item>
        <text:list-item>
          <text:p text:style-name="P74"><text:span text:style-name="T4">Minisymposium organizer/co-chair: </text:span><text:span text:style-name="T9">SIAM CSE</text:span><text:span text:style-name="T4">, (</text:span><text:span text:style-name="T9">Fort Worth</text:span><text:span text:style-name="T4">, </text:span><text:span text:style-name="T9">TX</text:span><text:span text:style-name="T4">)<text:tab/><text:tab/><text:tab/><text:tab/></text:span><text:span text:style-name="T9">March 2025</text:span></text:p>
        </text:list-item>
        <text:list-item>
          <text:p text:style-name="P74"><text:span text:style-name="T4">Minisymposium organizer/co-chair: </text:span><text:span text:style-name="T9">JMM</text:span><text:span text:style-name="T4">, (</text:span><text:span text:style-name="T9">Seattle</text:span><text:span text:style-name="T4">, </text:span><text:span text:style-name="T9">WA</text:span><text:span text:style-name="T4">)<text:tab/><text:tab/><text:tab/><text:tab/><text:tab/></text:span><text:span text:style-name="T9">Jan 2025</text:span></text:p>
        </text:list-item>
        <text:list-item>
          <text:p text:style-name="P70" loext:marker-style-name="T4"><text:span text:style-name="T4">Lead Organizer: Banff International Research Institute workshop </text:span></text:p>
          <text:p text:style-name="P70" loext:marker-style-name="T4"><text:span text:style-name="T4"><text:s/>“Challenges, opportunities, and new horizons in rational approximation”<text:tab/> <text:s text:c="12"/><text:tab/>April 2025</text:span></text:p>
        </text:list-item>
        <text:list-item>
          <text:p text:style-name="P68" loext:marker-style-name="T4"><text:span text:style-name="T4">Minisymposium organizer/co-chair: SIAM LA24, (Paris, France)<text:tab/><text:tab/><text:tab/><text:tab/>May 2024</text:span><text:span text:style-name="T4"/></text:p>
        </text:list-item>
        <text:list-item>
          <text:p text:style-name="P68" loext:marker-style-name="T4"><text:span text:style-name="T4">WAMM mentor faculty advisor<text:tab/><text:tab/><text:tab/><text:tab/><text:tab/><text:tab/><text:tab/><text:tab/>Feb 2024</text:span></text:p>
        </text:list-item>
        <text:list-item>
          <text:p text:style-name="P68" loext:marker-style-name="T4"><text:span text:style-name="T4">Minisymposium organizer/co-chair: 4</text:span><text:span text:style-name="T80">th</text:span><text:span text:style-name="T4"> BIENNIAL MTG SIAM PNW, (Bellingham, WA) <text:s text:c="5"/>July 2022<text:tab/></text:span></text:p>
        </text:list-item>
      </text:list>
      <text:p text:style-name="P47" loext:marker-style-name="T25"><text:span text:style-name="T87">o<text:tab/></text:span><text:span text:style-name="T4">Minisymposium organizer/co-chair: SIAM AN2022, (Pittsburgh, PA)<text:tab/><text:tab/><text:tab/>July 2022</text:span></text:p>
      <text:p text:style-name="P47" loext:marker-style-name="T25"><text:span text:style-name="T87">o<text:tab/></text:span><text:span text:style-name="T4">Minisymposium organizer and co-chair: SIAM AN2020, (Virtual)<text:tab/><text:tab/><text:tab/><text:tab/>July 2020</text:span></text:p>
      <text:p text:style-name="P47" loext:marker-style-name="T25"><text:span text:style-name="T4"/></text:p>
      <text:p text:style-name="P76" loext:marker-style-name="T4"/>
      <text:p text:style-name="P14" loext:marker-style-name="T13"><text:span text:style-name="T13">TEACHING EXPERIENCE</text:span><text:span text:style-name="T13"/></text:p>
      <text:p text:style-name="P14" loext:marker-style-name="T14"><text:span text:style-name="T14">University of Washington<text:tab/><text:tab/><text:tab/>Seattle, WA<text:tab/><text:tab/><text:tab/>Sept 2023-current</text:span><text:span text:style-name="T14"/></text:p>
      <text:p text:style-name="P14" loext:marker-style-name="T16"><text:span text:style-name="T16">Instructor</text:span></text:p>
      <text:list text:style-name="WWNum22">
        <text:list-item>
          <text:p text:style-name="P29" loext:marker-style-name="T15"><text:span text:style-name="T18">Autumn</text:span><text:span text:style-name="T17"> 202</text:span><text:span text:style-name="T19">5</text:span><text:span text:style-name="T17">: Amath <text:s/></text:span><text:span text:style-name="T19">590</text:span><text:span text:style-name="T16">, </text:span><text:span text:style-name="T19">Beyond the SVD: Low rank approximation methods for big problems</text:span></text:p>
        </text:list-item>
        <text:list-item>
          <text:p text:style-name="P29" loext:marker-style-name="T15"><text:span text:style-name="T18">Autumn</text:span><text:span text:style-name="T17"> 202</text:span><text:span text:style-name="T19">5</text:span><text:span text:style-name="T17">:</text:span><text:span text:style-name="T16"> </text:span><text:span text:style-name="T17">Amath </text:span><text:span text:style-name="T19">584</text:span><text:span text:style-name="T16">, </text:span><text:span text:style-name="T19">Applied Linear Algebra and Introductory Numerical Analysis</text:span></text:p>
        </text:list-item>
        <text:list-item>
          <text:p text:style-name="P30" loext:marker-style-name="T15"><text:span text:style-name="T18">Autumn</text:span><text:span text:style-name="T17"> 2024: Amath 3</text:span><text:span text:style-name="T18">01</text:span><text:span text:style-name="T16">, </text:span><text:span text:style-name="T18">Introductory Scientific computing</text:span><text:span text:style-name="T17"> </text:span><text:span text:style-name="T16"><text:s/></text:span></text:p>
        </text:list-item>
        <text:list-item>
          <text:p text:style-name="P31" loext:marker-style-name="T15"><text:span text:style-name="T15">Spring 2024: Amath 352, Applied Linear Algebra and Introductory Numerical Analysis <text:s/></text:span><text:span text:style-name="T15"/></text:p>
        </text:list-item>
        <text:list-item>
          <text:p text:style-name="P31" loext:marker-style-name="T15"><text:span text:style-name="T15">Autumn 2023: Amath 584, Applied Linear Algebra and Introductory Numerical Analysis <text:s/></text:span></text:p>
        </text:list-item>
      </text:list>
      <text:p text:style-name="P44" loext:marker-style-name="T15"/>
      <text:p text:style-name="P44" loext:marker-style-name="T15"/>
      <text:p text:style-name="P14" loext:marker-style-name="T14"><text:span text:style-name="T14">University of Texas at Austin<text:tab/><text:tab/><text:tab/>Austin, TX<text:tab/><text:tab/><text:tab/>August 2022-May 2023</text:span><text:span text:style-name="T14"/></text:p>
      <text:p text:style-name="P14" loext:marker-style-name="T16"><text:span text:style-name="T16">Instructor</text:span><text:span text:style-name="T16"/></text:p>
      <text:list text:style-name="WWNum19">
        <text:list-item>
          <text:p text:style-name="P32" loext:marker-style-name="T15"><text:span text:style-name="T15">Spring 2023: Sequences, Series and Multivariable Calculus</text:span><text:span text:style-name="T15"/></text:p>
        </text:list-item>
      </text:list>
      <text:list text:style-name="WWNum5">
        <text:list-item>
          <text:p text:style-name="P33" loext:marker-style-name="T15"><text:span text:style-name="T15">Fall 2022: Advanced Calculus with Applications, II </text:span><text:span text:style-name="T15"/></text:p>
        </text:list-item>
      </text:list>
      <text:p text:style-name="P45" loext:marker-style-name="T15"/>
      <text:p text:style-name="P14" loext:marker-style-name="T28"><text:span text:style-name="T26">Cornell University<text:tab/><text:tab/><text:tab/><text:tab/>Ithaca, NY</text:span><text:span text:style-name="T28"><text:tab/><text:tab/><text:tab/></text:span><text:span text:style-name="T26">August 2020-Dec. 2020</text:span></text:p>
      <text:p text:style-name="P14" loext:marker-style-name="T28"><text:span text:style-name="T29">Teaching assistant </text:span><text:span text:style-name="T39"/></text:p>
      <text:p text:style-name="P47" loext:marker-style-name="T25"><text:span text:style-name="T87">o</text:span><text:span text:style-name="T88"><text:tab/></text:span><text:span text:style-name="T89">Spring</text:span><text:span text:style-name="T4"> 2021: <text:s/>Teaching Assistant for Prof. Steven Strogatz, Mathematical Explorations </text:span></text:p>
      <text:p text:style-name="P47" loext:marker-style-name="T25"><text:span text:style-name="T87">o</text:span><text:span text:style-name="T88"><text:tab/></text:span><text:span text:style-name="T89">Fall</text:span><text:span text:style-name="T4"> 2020: <text:s/>Teaching Assistant for Prof. Alex Townsend, Linear Algebra for Engineers</text:span></text:p>
      <text:p text:style-name="P41" loext:marker-style-name="T25"/>
      <text:p text:style-name="P14" loext:marker-style-name="T28"><text:span text:style-name="T26">Boise State University<text:tab/><text:tab/><text:tab/><text:tab/>Boise, Idaho<text:tab/></text:span><text:span text:style-name="T28"><text:tab/><text:tab/></text:span><text:span text:style-name="T26">August 2014-May 2015</text:span></text:p>
      <text:p text:style-name="P14" loext:marker-style-name="T28"><text:span text:style-name="T29">Instructor </text:span><text:span text:style-name="T39"/></text:p>
      <text:p text:style-name="P47" loext:marker-style-name="T25"><text:span text:style-name="T87">o</text:span><text:span text:style-name="T88"><text:tab/></text:span><text:span text:style-name="T4">Spring 2015: <text:s/>Analytic Trigonometry </text:span></text:p>
      <text:p text:style-name="P47" loext:marker-style-name="T25"><text:span text:style-name="T87">o</text:span><text:span text:style-name="T88"><text:tab/></text:span><text:span text:style-name="T4">Spring 2015: <text:s/>Trigonometry project and assessment design team member</text:span></text:p>
      <text:p text:style-name="P47" loext:marker-style-name="T4"><text:span text:style-name="T87">o</text:span><text:span text:style-name="T88"><text:tab/></text:span><text:span text:style-name="T4">Fall 2014: <text:s/>Analytic Trigonometry, College Algebra. </text:span></text:p>
      <text:p text:style-name="P37" loext:marker-style-name="T26"/>
      <text:p text:style-name="P37" loext:marker-style-name="T26"/>
      <text:p text:style-name="Default" loext:marker-style-name="T4"><text:soft-page-break/><text:span text:style-name="T26">Rimrock Jr. Sr. High School</text:span><text:span text:style-name="T4"><text:tab/><text:tab/><text:tab/></text:span><text:span text:style-name="T26">Bruneau, Idaho</text:span><text:span text:style-name="T4"><text:tab/><text:tab/></text:span><text:span text:style-name="T26">August 2013-May 2014</text:span></text:p>
      <text:p text:style-name="Default" loext:marker-style-name="T4"><text:span text:style-name="T29">High School Math Teacher</text:span><text:span text:style-name="T29"/></text:p>
      <text:p text:style-name="P47" loext:marker-style-name="T25"><text:span text:style-name="T87">o</text:span><text:span text:style-name="T88"><text:tab/></text:span><text:span text:style-name="T48">pre-algebra, algebra II, geometry, trigonometry, pre-calculus</text:span></text:p>
      <text:p text:style-name="P77" loext:marker-style-name="T9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1" svg:font-family="Helvetica" style:font-family-generic="swiss"/>
    <style:font-face style:name="Helvetica2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Arial Unicode MS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Arial Unicode MS1" style:font-size-asian="10pt" style:language-asian="en" style:country-asian="US" style:font-name-complex="Times New Roman1" style:font-size-complex="10pt" style:language-complex="ar" style:country-complex="SA" loext:padding="0in" loext:border="none" loext:shadow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color="#000000" loext:opacity="100%" style:font-name="Helvetica Neue" fo:font-family="'Helvetica Neue'" style:font-family-generic="roman" style:font-pitch="variable" fo:font-size="11pt" style:font-size-asian="11pt" style:font-name-complex="Arial Unicode MS1" style:font-family-complex="'Arial Unicode MS'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Hyperlink.0" style:family="text" style:parent-style-name="Internet_20_link">
      <style:text-properties style:text-underline-style="solid" style:text-underline-width="auto" style:text-underline-color="font-color"/>
    </style:style>
    <style:style style:name="Hyperlink.1" style:family="text" style:parent-style-name="Hyperlink.0">
      <style:text-properties fo:color="#005493" loext:opacity="100%" style:text-outline="false" style:text-underline-style="solid" style:text-underline-width="auto" style:text-underline-color="font-color"/>
    </style:style>
    <style:style style:name="Hyperlink.2" style:family="text" style:parent-style-name="Hyperlink.0">
      <style:text-properties fo:color="#004d80" loext:opacity="100%" style:text-outline="false" style:text-underline-style="solid" style:text-underline-width="auto" style:text-underline-color="font-color"/>
    </style:style>
    <style:style style:name="Hyperlink.3" style:family="text" style:parent-style-name="Hyperlink.0">
      <style:text-properties fo:color="#004d80" loext:opacity="100%" style:text-outline="false" style:text-underline-style="solid" style:text-underline-width="auto" style:text-underline-color="font-color" fo:font-weight="normal" style:font-weight-asian="normal" style:font-weight-complex="normal"/>
    </style:style>
    <style:style style:name="Hyperlink.4" style:family="text" style:parent-style-name="Hyperlink.0">
      <style:text-properties fo:color="#004d80" loext:opacity="100%" style:text-outline="false" fo:font-style="italic" style:text-underline-style="solid" style:text-underline-width="auto" style:text-underline-color="font-color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c9dxtc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Arial Unicode MS1" style:font-family-asian="'Arial Unicode MS'" style:font-family-generic-asian="system" style:font-pitch-asian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tyle="normal" style:font-name-asian="Arial Unicode MS1" style:font-family-asian="'Arial Unicode MS'" style:font-family-generic-asian="system" style:font-pitch-asian="variable" style:font-style-asian="normal" style:font-name-complex="Arial Unicode MS1" style:font-family-complex="'Arial Unicode MS'" style:font-family-generic-complex="system" style:font-pitch-complex="variable" style:font-style-complex="italic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asian="Arial Unicode MS1" style:font-family-asian="'Arial Unicode MS'" style:font-family-generic-asian="system" style:font-pitch-asian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asian="Arial Unicode MS1" style:font-family-asian="'Arial Unicode MS'" style:font-family-generic-asian="system" style:font-pitch-asian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-complex="Courier New1" style:font-family-complex="'Courier New'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-complex="Courier New1" style:font-family-complex="'Courier New'" style:font-family-generic-complex="system" style:font-pitch-complex="variable"/>
    </style:style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fo:color="#005493" loext:opacity="100%" style:font-name="Helvetica" fo:font-family="Helvetica" style:font-family-generic="roman" style:font-pitch="variable" fo:font-size="10pt" style:font-size-asian="10pt" style:font-size-complex="10pt"/>
    </style:style>
    <style:style style:name="ListLabel_20_236" style:display-name="ListLabel 236" style:family="text">
      <style:text-properties style:font-name="Helvetica" fo:font-family="Helvetica" style:font-family-generic="roman" style:font-pitch="variable" fo:font-size="10pt" style:font-size-asian="10pt" style:font-size-complex="10pt"/>
    </style:style>
    <style:style style:name="ListLabel_20_237" style:display-name="ListLabel 237" style:family="text">
      <style:text-properties style:font-name="Helvetica" fo:font-family="Helvetic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ListLabel_20_238" style:display-name="ListLabel 238" style:family="text">
      <style:text-properties style:font-name="Helvetica" fo:font-family="Helvetic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ListLabel_20_239" style:display-name="ListLabel 239" style:family="text">
      <style:text-properties style:font-name="Helvetica" fo:font-family="Helvetica" style:font-family-generic="roman" style:font-pitch="variable" fo:font-size="10pt" style:text-underline-style="none" style:font-size-asian="10pt" style:font-size-complex="10pt"/>
    </style:style>
    <style:style style:name="ListLabel_20_240" style:display-name="ListLabel 240" style:family="text">
      <style:text-properties style:font-name="Helvetica" fo:font-family="Helvetica" style:font-family-generic="roman" style:font-pitch="variable" fo:font-size="10pt" style:text-underline-style="none" style:font-size-asian="10pt" style:font-size-complex="10pt"/>
    </style:style>
    <style:style style:name="ListLabel_20_241" style:display-name="ListLabel 241" style:family="text">
      <style:text-properties fo:color="#005180" loext:opacity="100%" style:font-name="Helvetica" fo:font-family="Helvetica" style:font-family-generic="roman" style:font-pitch="variable" fo:font-size="10pt" fo:font-style="italic" style:text-underline-style="none" style:font-size-asian="10pt" style:font-style-asian="italic" style:font-size-complex="10pt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ListLabel_20_242" style:display-name="ListLabel 242" style:family="text">
      <style:text-properties fo:color="#005180" loext:opacity="100%" style:font-name="Helvetica" fo:font-family="Helvetica" style:font-family-generic="roman" style:font-pitch="variable" fo:font-size="10pt" style:font-size-asian="10pt" style:font-name-complex="Helvetica2" style:font-family-complex="Helvetica" style:font-family-generic-complex="system" style:font-pitch-complex="variable" style:font-size-complex="10pt">
        <loext:char-complex-color loext:theme-type="accent1" loext:color-type="theme">
          <loext:transformation loext:type="shade" loext:value="4980"/>
        </loext:char-complex-color>
      </style:text-properties>
    </style:style>
    <style:style style:name="ListLabel_20_243" style:display-name="ListLabel 243" style:family="text">
      <style:text-properties style:font-name="Helvetica" fo:font-family="Helvetica" style:font-family-generic="roman" style:font-pitch="variable" fo:font-size="10pt" style:font-size-asian="10pt" style:font-size-complex="10pt"/>
    </style:style>
    <style:style style:name="ListLabel_20_244" style:display-name="ListLabel 244" style:family="text">
      <style:text-properties style:font-name="Helvetica" fo:font-family="Helvetica" style:font-family-generic="roman" style:font-pitch="variable" fo:font-size="10pt" fo:language="de" fo:country="DE" style:font-size-asian="10pt" style:font-size-complex="10pt"/>
    </style:style>
    <style:style style:name="ListLabel_20_245" style:display-name="ListLabel 245" style:family="text">
      <style:text-properties style:font-name="Helvetica" fo:font-family="Helvetica" style:font-family-generic="roman" style:font-pitch="variable" fo:font-size="10pt" style:font-size-asian="10pt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83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83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83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83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83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8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83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83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209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209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209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209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209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209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209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209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2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Blank">
      <loext:theme-colors loext:name="Blank">
        <loext:color loext:name="dark1" loext:color="#000000"/>
        <loext:color loext:name="light1" loext:color="#ffffff"/>
        <loext:color loext:name="dark2" loext:color="#5e5e5e"/>
        <loext:color loext:name="light2" loext:color="#d6d5d5"/>
        <loext:color loext:name="accent1" loext:color="#00a2ff"/>
        <loext:color loext:name="accent2" loext:color="#16e7cf"/>
        <loext:color loext:name="accent3" loext:color="#61d836"/>
        <loext:color loext:name="accent4" loext:color="#fae232"/>
        <loext:color loext:name="accent5" loext:color="#ff644e"/>
        <loext:color loext:name="accent6" loext:color="#ef5fa7"/>
        <loext:color loext:name="hyperlink" loext:color="#0000ff"/>
        <loext:color loext:name="followed-hyperlink" loext:color="#ff00ff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4</meta:editing-cycles>
    <meta:print-date>2024-10-30T14:48:30.489592371</meta:print-date>
    <meta:creation-date>2022-10-06T01:05:00</meta:creation-date>
    <dc:date>2026-04-18T08:42:08.340604546</dc:date>
    <meta:editing-duration>PT11H28M34S</meta:editing-duration>
    <meta:generator>LibreOffice/24.2.7.2$Linux_X86_64 LibreOffice_project/420$Build-2</meta:generator>
    <meta:printed-by>PDF files</meta:printed-by>
    <meta:document-statistic meta:table-count="0" meta:image-count="0" meta:object-count="0" meta:page-count="6" meta:paragraph-count="221" meta:word-count="2124" meta:character-count="15662" meta:non-whitespace-character-count="13079"/>
    <meta:user-defined meta:name="AppVersion">16.0000</meta:user-defined>
    <meta:template xlink:type="simple" xlink:actuate="onRequest" xlink:title="Normal.dotm" xlink:href=""/>
  </office:meta>
</office:document-meta>
</file>